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2996762" table:formula="of:=RANDBETWEEN(1000000;9999999)" table:style-name="ce2">
            <text:p>2996762</text:p>
          </table:table-cell>
          <table:table-cell office:value-type="float" office:value="99037079" table:formula="of:=RANDBETWEEN(10000000;99999999)" table:style-name="ce2">
            <text:p>9903707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3194255" table:formula="of:=RANDBETWEEN(1000000;9999999)" table:style-name="ce2">
            <text:p>3194255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8004171" table:formula="of:=RANDBETWEEN(1000000;9999999)" table:style-name="ce2">
            <text:p>8004171</text:p>
          </table:table-cell>
          <table:table-cell office:value-type="float" office:value="43767655" table:formula="of:=RANDBETWEEN(10000000;100000000)" table:style-name="ce2">
            <text:p>43767655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2996762) ,ROW('99037079','Argentina'),ARRAY['inglés','árabe','portugués','francés','null','null']::varchar(50)[], ARRAY[ ROW('Araceli',null,'Alcantara','Candelaria','1960-06-01','tío',ROW(58,4143194255) ), ROW('Calixtrato','Vicente','Quintanilla','Estrada','1960-06-01','hermano',ROW(58,4148004171) )]::familiar_ty[], ARRAY[ ROW('43767655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2996762) ,ROW('99037079','Argentina'),ARRAY['inglés','árabe','portugués','francés','null','null']::varchar(50)[], ARRAY[ ROW('Araceli',null,'Alcantara','Candelaria','1960-06-01','tío',ROW(58,4143194255) ), ROW('Calixtrato','Vicente','Quintanilla','Estrada','1960-06-01','hermano',ROW(58,4148004171) )]::familiar_ty[], ARRAY[ ROW('43767655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933797" table:formula="of:=RANDBETWEEN(1000000;9999999)" table:style-name="ce2">
            <text:p>2933797</text:p>
          </table:table-cell>
          <table:table-cell office:value-type="float" office:value="84747457" table:formula="of:=RANDBETWEEN(10000000;99999999)" table:style-name="ce2">
            <text:p>8474745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865299" table:formula="of:=RANDBETWEEN(1000000;9999999)" table:style-name="ce2">
            <text:p>186529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8794548" table:formula="of:=RANDBETWEEN(1000000;9999999)" table:style-name="ce2">
            <text:p>8794548</text:p>
          </table:table-cell>
          <table:table-cell office:value-type="float" office:value="80862234" table:formula="of:=RANDBETWEEN(10000000;100000000)" table:style-name="ce2">
            <text:p>80862234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2933797) ,ROW('84747457','Groenlandia'),ARRAY['inglés','árabe','portugués','francés','null','null']::varchar(50)[], ARRAY[ ROW('Cecilio',null,'Maravilla','Soria','1950-05-20','hermano',ROW(58,2341865299) ), ROW('Ramon','Cesar','Soliz','Alvarenga','1950-05-20','madre',ROW(58,2348794548) )]::familiar_ty[], ARRAY[ ROW('80862234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2933797) ,ROW('84747457','Groenlandia'),ARRAY['inglés','árabe','portugués','francés','null','null']::varchar(50)[], ARRAY[ ROW('Cecilio',null,'Maravilla','Soria','1950-05-20','hermano',ROW(58,2341865299) ), ROW('Ramon','Cesar','Soliz','Alvarenga','1950-05-20','madre',ROW(58,2348794548) )]::familiar_ty[], ARRAY[ ROW('80862234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8273872" table:formula="of:=RANDBETWEEN(1000000;9999999)" table:style-name="ce2">
            <text:p>8273872</text:p>
          </table:table-cell>
          <table:table-cell office:value-type="float" office:value="32341255" table:formula="of:=RANDBETWEEN(10000000;99999999)" table:style-name="ce2">
            <text:p>3234125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388438" table:formula="of:=RANDBETWEEN(1000000;9999999)" table:style-name="ce2">
            <text:p>7388438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607774" table:formula="of:=RANDBETWEEN(1000000;9999999)" table:style-name="ce2">
            <text:p>1607774</text:p>
          </table:table-cell>
          <table:table-cell office:value-type="float" office:value="77306559" table:formula="of:=RANDBETWEEN(10000000;100000000)" table:style-name="ce2">
            <text:p>77306559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8273872) ,ROW('32341255','Irlanda'),ARRAY['español','inglés','portugués','francés','null','null']::varchar(50)[], ARRAY[ ROW('Jesus','Juliano','Gallegos','Curiel','1949-10-23','padre',ROW(58,2127388438) ), ROW('Fabian','Benjamin','Jara','Arguello','1949-10-23','hermano',ROW(58,2121607774) )]::familiar_ty[], ARRAY[ ROW('77306559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8273872) ,ROW('32341255','Irlanda'),ARRAY['español','inglés','portugués','francés','null','null']::varchar(50)[], ARRAY[ ROW('Jesus','Juliano','Gallegos','Curiel','1949-10-23','padre',ROW(58,2127388438) ), ROW('Fabian','Benjamin','Jara','Arguello','1949-10-23','hermano',ROW(58,2121607774) )]::familiar_ty[], ARRAY[ ROW('77306559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340825" table:formula="of:=RANDBETWEEN(1000000;9999999)" table:style-name="ce2">
            <text:p>9340825</text:p>
          </table:table-cell>
          <table:table-cell office:value-type="float" office:value="76293782" table:formula="of:=RANDBETWEEN(10000000;99999999)" table:style-name="ce2">
            <text:p>7629378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1302113" table:formula="of:=RANDBETWEEN(1000000;9999999)" table:style-name="ce2">
            <text:p>1302113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8580645" table:formula="of:=RANDBETWEEN(1000000;9999999)" table:style-name="ce2">
            <text:p>8580645</text:p>
          </table:table-cell>
          <table:table-cell office:value-type="float" office:value="78308260" table:formula="of:=RANDBETWEEN(10000000;100000000)" table:style-name="ce2">
            <text:p>78308260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9340825) ,ROW('76293782','Uganda'),ARRAY['inglés','árabe','portugués','francés','null','null']::varchar(50)[], ARRAY[ ROW('Fermin',null,'Figueroa','Cordova','1973-11-14','madre',ROW(58,2811302113) ), ROW('Hugo',null,'Serrato','Barrios','1973-11-14','abuelo',ROW(58,2818580645) )]::familiar_ty[], ARRAY[ ROW('78308260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9340825) ,ROW('76293782','Uganda'),ARRAY['inglés','árabe','portugués','francés','null','null']::varchar(50)[], ARRAY[ ROW('Fermin',null,'Figueroa','Cordova','1973-11-14','madre',ROW(58,2811302113) ), ROW('Hugo',null,'Serrato','Barrios','1973-11-14','abuelo',ROW(58,2818580645) )]::familiar_ty[], ARRAY[ ROW('78308260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820395" table:formula="of:=RANDBETWEEN(1000000;9999999)" table:style-name="ce2">
            <text:p>8820395</text:p>
          </table:table-cell>
          <table:table-cell office:value-type="float" office:value="70454449" table:formula="of:=RANDBETWEEN(10000000;99999999)" table:style-name="ce2">
            <text:p>7045444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4347701" table:formula="of:=RANDBETWEEN(1000000;9999999)" table:style-name="ce2">
            <text:p>4347701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6708059" table:formula="of:=RANDBETWEEN(1000000;9999999)" table:style-name="ce2">
            <text:p>6708059</text:p>
          </table:table-cell>
          <table:table-cell office:value-type="float" office:value="92549920" table:formula="of:=RANDBETWEEN(10000000;100000000)" table:style-name="ce2">
            <text:p>92549920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8820395) ,ROW('70454449','Argentina'),ARRAY['inglés','árabe','portugués','francés','null','null']::varchar(50)[], ARRAY[ ROW('Bibiana',null,'Monge','Ruano','1962-10-16','padre',ROW(58,4124347701) ), ROW('Brandon','Constantino','Razo','Casillas','1962-10-16','abuelo',ROW(58,4126708059) )]::familiar_ty[], ARRAY[ ROW('92549920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8820395) ,ROW('70454449','Argentina'),ARRAY['inglés','árabe','portugués','francés','null','null']::varchar(50)[], ARRAY[ ROW('Bibiana',null,'Monge','Ruano','1962-10-16','padre',ROW(58,4124347701) ), ROW('Brandon','Constantino','Razo','Casillas','1962-10-16','abuelo',ROW(58,4126708059) )]::familiar_ty[], ARRAY[ ROW('92549920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460818" table:formula="of:=RANDBETWEEN(1000000;9999999)" table:style-name="ce2">
            <text:p>9460818</text:p>
          </table:table-cell>
          <table:table-cell office:value-type="float" office:value="42899088" table:formula="of:=RANDBETWEEN(10000000;99999999)" table:style-name="ce2">
            <text:p>4289908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6117261" table:formula="of:=RANDBETWEEN(1000000;9999999)" table:style-name="ce2">
            <text:p>6117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4777410" table:formula="of:=RANDBETWEEN(1000000;9999999)" table:style-name="ce2">
            <text:p>4777410</text:p>
          </table:table-cell>
          <table:table-cell office:value-type="float" office:value="59845548" table:formula="of:=RANDBETWEEN(10000000;100000000)" table:style-name="ce2">
            <text:p>59845548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9460818) ,ROW('42899088','Groenlandia'),ARRAY['inglés','árabe','portugués','francés','null','null']::varchar(50)[], ARRAY[ ROW('William',null,'Tellez','Cedillo','1953-04-17','abuelo',ROW(58,2616117261) ), ROW('Margarito','Leopoldo','Araujo','Villarreal','1953-04-17','hermano',ROW(58,2614777410) )]::familiar_ty[], ARRAY[ ROW('59845548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9460818) ,ROW('42899088','Groenlandia'),ARRAY['inglés','árabe','portugués','francés','null','null']::varchar(50)[], ARRAY[ ROW('William',null,'Tellez','Cedillo','1953-04-17','abuelo',ROW(58,2616117261) ), ROW('Margarito','Leopoldo','Araujo','Villarreal','1953-04-17','hermano',ROW(58,2614777410) )]::familiar_ty[], ARRAY[ ROW('59845548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335687" table:formula="of:=RANDBETWEEN(1000000;9999999)" table:style-name="ce2">
            <text:p>9335687</text:p>
          </table:table-cell>
          <table:table-cell office:value-type="float" office:value="36972828" table:formula="of:=RANDBETWEEN(10000000;99999999)" table:style-name="ce2">
            <text:p>3697282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5946625" table:formula="of:=RANDBETWEEN(1000000;9999999)" table:style-name="ce2">
            <text:p>5946625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054077" table:formula="of:=RANDBETWEEN(1000000;9999999)" table:style-name="ce2">
            <text:p>4054077</text:p>
          </table:table-cell>
          <table:table-cell office:value-type="float" office:value="34665836" table:formula="of:=RANDBETWEEN(10000000;100000000)" table:style-name="ce2">
            <text:p>34665836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9335687) ,ROW('36972828','Irlanda'),ARRAY['español','inglés','portugués','francés','null','null']::varchar(50)[], ARRAY[ ROW('Cecilio','Owen','Alexander','Adams','1950-10-03','madre',ROW(58,4125946625) ), ROW('Juan','Felix','Najera','Echevarria','1950-10-03','abuelo',ROW(58,4124054077) )]::familiar_ty[], ARRAY[ ROW('34665836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9335687) ,ROW('36972828','Irlanda'),ARRAY['español','inglés','portugués','francés','null','null']::varchar(50)[], ARRAY[ ROW('Cecilio','Owen','Alexander','Adams','1950-10-03','madre',ROW(58,4125946625) ), ROW('Juan','Felix','Najera','Echevarria','1950-10-03','abuelo',ROW(58,4124054077) )]::familiar_ty[], ARRAY[ ROW('34665836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450886" table:formula="of:=RANDBETWEEN(1000000;9999999)" table:style-name="ce2">
            <text:p>7450886</text:p>
          </table:table-cell>
          <table:table-cell office:value-type="float" office:value="35661873" table:formula="of:=RANDBETWEEN(10000000;99999999)" table:style-name="ce2">
            <text:p>3566187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6926458" table:formula="of:=RANDBETWEEN(1000000;9999999)" table:style-name="ce2">
            <text:p>6926458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7669757" table:formula="of:=RANDBETWEEN(1000000;9999999)" table:style-name="ce2">
            <text:p>7669757</text:p>
          </table:table-cell>
          <table:table-cell office:value-type="float" office:value="26677400" table:formula="of:=RANDBETWEEN(10000000;100000000)" table:style-name="ce2">
            <text:p>26677400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7450886) ,ROW('35661873','Uganda'),ARRAY['español','inglés','portugués','francés','null','null']::varchar(50)[], ARRAY[ ROW('Felicio',null,'Meneses','Ward','1975-10-18','hermano',ROW(58,2346926458) ), ROW('Luis',null,'Oliva','Arias','1975-10-18','primo',ROW(58,2347669757) )]::familiar_ty[], ARRAY[ ROW('26677400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7450886) ,ROW('35661873','Uganda'),ARRAY['español','inglés','portugués','francés','null','null']::varchar(50)[], ARRAY[ ROW('Felicio',null,'Meneses','Ward','1975-10-18','hermano',ROW(58,2346926458) ), ROW('Luis',null,'Oliva','Arias','1975-10-18','primo',ROW(58,2347669757) )]::familiar_ty[], ARRAY[ ROW('26677400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074428" table:formula="of:=RANDBETWEEN(1000000;9999999)" table:style-name="ce2">
            <text:p>4074428</text:p>
          </table:table-cell>
          <table:table-cell office:value-type="float" office:value="46056514" table:formula="of:=RANDBETWEEN(10000000;99999999)" table:style-name="ce2">
            <text:p>4605651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876006" table:formula="of:=RANDBETWEEN(1000000;9999999)" table:style-name="ce2">
            <text:p>9876006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9744442" table:formula="of:=RANDBETWEEN(1000000;9999999)" table:style-name="ce2">
            <text:p>9744442</text:p>
          </table:table-cell>
          <table:table-cell office:value-type="float" office:value="84212410" table:formula="of:=RANDBETWEEN(10000000;100000000)" table:style-name="ce2">
            <text:p>84212410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4074428) ,ROW('46056514','Argentina'),ARRAY['inglés','árabe','portugués','francés','null','null']::varchar(50)[], ARRAY[ ROW('Gracia',null,'Sanchez','Simon','1963-06-08','madre',ROW(58,2129876006) ), ROW('Anthony','Amilcar','Tafoya','Buenrostro','1963-06-08','primo',ROW(58,2129744442) )]::familiar_ty[], ARRAY[ ROW('84212410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4074428) ,ROW('46056514','Argentina'),ARRAY['inglés','árabe','portugués','francés','null','null']::varchar(50)[], ARRAY[ ROW('Gracia',null,'Sanchez','Simon','1963-06-08','madre',ROW(58,2129876006) ), ROW('Anthony','Amilcar','Tafoya','Buenrostro','1963-06-08','primo',ROW(58,2129744442) )]::familiar_ty[], ARRAY[ ROW('84212410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290899" table:formula="of:=RANDBETWEEN(1000000;9999999)" table:style-name="ce2">
            <text:p>8290899</text:p>
          </table:table-cell>
          <table:table-cell office:value-type="float" office:value="39896936" table:formula="of:=RANDBETWEEN(10000000;99999999)" table:style-name="ce2">
            <text:p>3989693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9491787" table:formula="of:=RANDBETWEEN(1000000;9999999)" table:style-name="ce2">
            <text:p>9491787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1896804" table:formula="of:=RANDBETWEEN(1000000;9999999)" table:style-name="ce2">
            <text:p>1896804</text:p>
          </table:table-cell>
          <table:table-cell office:value-type="float" office:value="81659070" table:formula="of:=RANDBETWEEN(10000000;100000000)" table:style-name="ce2">
            <text:p>81659070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8290899) ,ROW('39896936','Groenlandia'),ARRAY['inglés','árabe','portugués','francés','null','null']::varchar(50)[], ARRAY[ ROW('Luisa',null,'Menjivar','Velasquez','1955-08-29','primo',ROW(58,2449491787) ), ROW('Vitalicio','Calixtrato','Medina','Sanabria','1955-08-29','hermano',ROW(58,2441896804) )]::familiar_ty[], ARRAY[ ROW('81659070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8290899) ,ROW('39896936','Groenlandia'),ARRAY['inglés','árabe','portugués','francés','null','null']::varchar(50)[], ARRAY[ ROW('Luisa',null,'Menjivar','Velasquez','1955-08-29','primo',ROW(58,2449491787) ), ROW('Vitalicio','Calixtrato','Medina','Sanabria','1955-08-29','hermano',ROW(58,2441896804) )]::familiar_ty[], ARRAY[ ROW('81659070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159925" table:formula="of:=RANDBETWEEN(1000000;9999999)" table:style-name="ce2">
            <text:p>7159925</text:p>
          </table:table-cell>
          <table:table-cell office:value-type="float" office:value="57360332" table:formula="of:=RANDBETWEEN(10000000;99999999)" table:style-name="ce2">
            <text:p>5736033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641204" table:formula="of:=RANDBETWEEN(1000000;9999999)" table:style-name="ce2">
            <text:p>9641204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687950" table:formula="of:=RANDBETWEEN(1000000;9999999)" table:style-name="ce2">
            <text:p>8687950</text:p>
          </table:table-cell>
          <table:table-cell office:value-type="float" office:value="78600242" table:formula="of:=RANDBETWEEN(10000000;100000000)" table:style-name="ce2">
            <text:p>78600242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7159925) ,ROW('57360332','Irlanda'),ARRAY['español','inglés','portugués','francés','null','null']::varchar(50)[], ARRAY[ ROW('Consolacion','Maximina','Maciel','Robledo','1953-11-30','hermano',ROW(58,2129641204) ), ROW('Tito','Julian','Vallejo','Pinon','1953-11-30','primo',ROW(58,2128687950) )]::familiar_ty[], ARRAY[ ROW('78600242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7159925) ,ROW('57360332','Irlanda'),ARRAY['español','inglés','portugués','francés','null','null']::varchar(50)[], ARRAY[ ROW('Consolacion','Maximina','Maciel','Robledo','1953-11-30','hermano',ROW(58,2129641204) ), ROW('Tito','Julian','Vallejo','Pinon','1953-11-30','primo',ROW(58,2128687950) )]::familiar_ty[], ARRAY[ ROW('78600242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454439" table:formula="of:=RANDBETWEEN(1000000;9999999)" table:style-name="ce2">
            <text:p>7454439</text:p>
          </table:table-cell>
          <table:table-cell office:value-type="float" office:value="89925625" table:formula="of:=RANDBETWEEN(10000000;99999999)" table:style-name="ce2">
            <text:p>8992562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2933864" table:formula="of:=RANDBETWEEN(1000000;9999999)" table:style-name="ce2">
            <text:p>2933864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9351190" table:formula="of:=RANDBETWEEN(1000000;9999999)" table:style-name="ce2">
            <text:p>9351190</text:p>
          </table:table-cell>
          <table:table-cell office:value-type="float" office:value="42082315" table:formula="of:=RANDBETWEEN(10000000;100000000)" table:style-name="ce2">
            <text:p>42082315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7454439) ,ROW('89925625','Uganda'),ARRAY['español','inglés','portugués','francés','null','null']::varchar(50)[], ARRAY[ ROW('Irma',null,'Barahona','Maldonado','1976-03-18','hermano',ROW(58,2612933864) ), ROW('Klement',null,'Montiel','Salguero','1976-03-18','hermano',ROW(58,2619351190) )]::familiar_ty[], ARRAY[ ROW('42082315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7454439) ,ROW('89925625','Uganda'),ARRAY['español','inglés','portugués','francés','null','null']::varchar(50)[], ARRAY[ ROW('Irma',null,'Barahona','Maldonado','1976-03-18','hermano',ROW(58,2612933864) ), ROW('Klement',null,'Montiel','Salguero','1976-03-18','hermano',ROW(58,2619351190) )]::familiar_ty[], ARRAY[ ROW('42082315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935355" table:formula="of:=RANDBETWEEN(1000000;9999999)" table:style-name="ce2">
            <text:p>1935355</text:p>
          </table:table-cell>
          <table:table-cell office:value-type="float" office:value="95420149" table:formula="of:=RANDBETWEEN(10000000;99999999)" table:style-name="ce2">
            <text:p>9542014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604848" table:formula="of:=RANDBETWEEN(1000000;9999999)" table:style-name="ce2">
            <text:p>5604848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143881" table:formula="of:=RANDBETWEEN(1000000;9999999)" table:style-name="ce2">
            <text:p>2143881</text:p>
          </table:table-cell>
          <table:table-cell office:value-type="float" office:value="85256117" table:formula="of:=RANDBETWEEN(10000000;100000000)" table:style-name="ce2">
            <text:p>85256117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26826421" table:formula="of:=RANDBETWEEN(10000000;100000000)" table:style-name="ce2">
            <text:p>26826421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1935355) ,ROW('95420149','Argentina'),ARRAY['español','inglés','hindi','ruso','mandarín','null']::varchar(50)[], ARRAY[ ROW('Pablo','Emiliano','Santana','Almeida','1956-04-21','hermano',ROW(58,4125604848) ), ROW('Greta',null,'Valdivia','Cruz','1956-04-21','hermano',ROW(58,4122143881) )]::familiar_ty[], ARRAY[ ROW('85256117','Holanda'),row('26826421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1935355) ,ROW('95420149','Argentina'),ARRAY['español','inglés','hindi','ruso','mandarín','null']::varchar(50)[], ARRAY[ ROW('Pablo','Emiliano','Santana','Almeida','1956-04-21','hermano',ROW(58,4125604848) ), ROW('Greta',null,'Valdivia','Cruz','1956-04-21','hermano',ROW(58,4122143881) )]::familiar_ty[], ARRAY[ ROW('85256117','Holanda'),row('26826421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367308" table:formula="of:=RANDBETWEEN(1000000;9999999)" table:style-name="ce2">
            <text:p>3367308</text:p>
          </table:table-cell>
          <table:table-cell office:value-type="float" office:value="91674867" table:formula="of:=RANDBETWEEN(10000000;99999999)" table:style-name="ce2">
            <text:p>9167486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311456" table:formula="of:=RANDBETWEEN(1000000;9999999)" table:style-name="ce2">
            <text:p>231145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782093" table:formula="of:=RANDBETWEEN(1000000;9999999)" table:style-name="ce2">
            <text:p>7782093</text:p>
          </table:table-cell>
          <table:table-cell office:value-type="float" office:value="62879073" table:formula="of:=RANDBETWEEN(10000000;100000000)" table:style-name="ce2">
            <text:p>62879073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3367308) ,ROW('91674867','Groenlandia'),ARRAY['español','inglés','hindi','ruso','null','null']::varchar(50)[], ARRAY[ ROW('Jorge','Silvester','Rodrigues','Baez','1959-10-09','primo',ROW(58,2812311456) ), ROW('Lincoln',null,'Alvarenga','Elizondo','1959-10-09','hermano',ROW(58,2817782093) )]::familiar_ty[], ARRAY[ ROW('62879073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3367308) ,ROW('91674867','Groenlandia'),ARRAY['español','inglés','hindi','ruso','null','null']::varchar(50)[], ARRAY[ ROW('Jorge','Silvester','Rodrigues','Baez','1959-10-09','primo',ROW(58,2812311456) ), ROW('Lincoln',null,'Alvarenga','Elizondo','1959-10-09','hermano',ROW(58,2817782093) )]::familiar_ty[], ARRAY[ ROW('62879073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464567" table:formula="of:=RANDBETWEEN(1000000;9999999)" table:style-name="ce2">
            <text:p>9464567</text:p>
          </table:table-cell>
          <table:table-cell office:value-type="float" office:value="15558617" table:formula="of:=RANDBETWEEN(10000000;99999999)" table:style-name="ce2">
            <text:p>1555861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1626980" table:formula="of:=RANDBETWEEN(1000000;9999999)" table:style-name="ce2">
            <text:p>1626980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887527" table:formula="of:=RANDBETWEEN(1000000;9999999)" table:style-name="ce2">
            <text:p>8887527</text:p>
          </table:table-cell>
          <table:table-cell office:value-type="float" office:value="32583264" table:formula="of:=RANDBETWEEN(10000000;100000000)" table:style-name="ce2">
            <text:p>32583264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9464567) ,ROW('15558617','Malasia'),ARRAY['inglés','árabe','portugués','francés','null','null']::varchar(50)[], ARRAY[ ROW('Marco',null,'Armijo','Jimenez','1970-12-22','primo',ROW(58,4241626980) ), ROW('Emperatriz',null,'Angulo','Valdivia','1970-12-22','hermano',ROW(58,4248887527) )]::familiar_ty[], ARRAY[ ROW('32583264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9464567) ,ROW('15558617','Malasia'),ARRAY['inglés','árabe','portugués','francés','null','null']::varchar(50)[], ARRAY[ ROW('Marco',null,'Armijo','Jimenez','1970-12-22','primo',ROW(58,4241626980) ), ROW('Emperatriz',null,'Angulo','Valdivia','1970-12-22','hermano',ROW(58,4248887527) )]::familiar_ty[], ARRAY[ ROW('32583264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500413" table:formula="of:=RANDBETWEEN(1000000;9999999)" table:style-name="ce2">
            <text:p>6500413</text:p>
          </table:table-cell>
          <table:table-cell office:value-type="float" office:value="68873156" table:formula="of:=RANDBETWEEN(10000000;99999999)" table:style-name="ce2">
            <text:p>6887315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5448272" table:formula="of:=RANDBETWEEN(1000000;9999999)" table:style-name="ce2">
            <text:p>5448272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6820972" table:formula="of:=RANDBETWEEN(1000000;9999999)" table:style-name="ce2">
            <text:p>6820972</text:p>
          </table:table-cell>
          <table:table-cell office:value-type="float" office:value="59575204" table:formula="of:=RANDBETWEEN(10000000;100000000)" table:style-name="ce2">
            <text:p>59575204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88650406" table:formula="of:=RANDBETWEEN(10000000;100000000)" table:style-name="ce2">
            <text:p>88650406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6500413) ,ROW('68873156','Uganda'),ARRAY['español','inglés','hindi','ruso','mandarín','bengalí']::varchar(50)[], ARRAY[ ROW('Camilo','Margarito','Aguayo','Giraldo','1976-03-16','abuelo',ROW(58,2435448272) ), ROW('Fabian','Melchor','Deltoro','Lucero','1976-03-16','primo',ROW(58,2436820972) )]::familiar_ty[], ARRAY[ ROW('59575204','Holanda'),row('88650406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6500413) ,ROW('68873156','Uganda'),ARRAY['español','inglés','hindi','ruso','mandarín','bengalí']::varchar(50)[], ARRAY[ ROW('Camilo','Margarito','Aguayo','Giraldo','1976-03-16','abuelo',ROW(58,2435448272) ), ROW('Fabian','Melchor','Deltoro','Lucero','1976-03-16','primo',ROW(58,2436820972) )]::familiar_ty[], ARRAY[ ROW('59575204','Holanda'),row('88650406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73980" table:formula="of:=RANDBETWEEN(1000000;9999999)" table:style-name="ce2">
            <text:p>1173980</text:p>
          </table:table-cell>
          <table:table-cell office:value-type="float" office:value="59200811" table:formula="of:=RANDBETWEEN(10000000;99999999)" table:style-name="ce2">
            <text:p>5920081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950059" table:formula="of:=RANDBETWEEN(1000000;9999999)" table:style-name="ce2">
            <text:p>6950059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4544410" table:formula="of:=RANDBETWEEN(1000000;9999999)" table:style-name="ce2">
            <text:p>4544410</text:p>
          </table:table-cell>
          <table:table-cell office:value-type="float" office:value="30806531" table:formula="of:=RANDBETWEEN(10000000;100000000)" table:style-name="ce2">
            <text:p>30806531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45528373" table:formula="of:=RANDBETWEEN(10000000;100000000)" table:style-name="ce2">
            <text:p>4552837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1173980) ,ROW('59200811','Argentina'),ARRAY['español','inglés','hindi','ruso','mandarín','null']::varchar(50)[], ARRAY[ ROW('Julian','Cornelio','Ceja','Castro','1957-07-10','abuelo',ROW(58,2126950059) ), ROW('Marcela',null,'Galdamez','Rogers','1957-07-10','abuelo',ROW(58,2124544410) )]::familiar_ty[], ARRAY[ ROW('30806531','Holanda'),row('45528373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1173980) ,ROW('59200811','Argentina'),ARRAY['español','inglés','hindi','ruso','mandarín','null']::varchar(50)[], ARRAY[ ROW('Julian','Cornelio','Ceja','Castro','1957-07-10','abuelo',ROW(58,2126950059) ), ROW('Marcela',null,'Galdamez','Rogers','1957-07-10','abuelo',ROW(58,2124544410) )]::familiar_ty[], ARRAY[ ROW('30806531','Holanda'),row('45528373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382894" table:formula="of:=RANDBETWEEN(1000000;9999999)" table:style-name="ce2">
            <text:p>3382894</text:p>
          </table:table-cell>
          <table:table-cell office:value-type="float" office:value="45427531" table:formula="of:=RANDBETWEEN(10000000;99999999)" table:style-name="ce2">
            <text:p>4542753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4307540" table:formula="of:=RANDBETWEEN(1000000;9999999)" table:style-name="ce2">
            <text:p>4307540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9816001" table:formula="of:=RANDBETWEEN(1000000;9999999)" table:style-name="ce2">
            <text:p>9816001</text:p>
          </table:table-cell>
          <table:table-cell office:value-type="float" office:value="57863575" table:formula="of:=RANDBETWEEN(10000000;100000000)" table:style-name="ce2">
            <text:p>57863575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3382894) ,ROW('45427531','Groenlandia'),ARRAY['español','inglés','hindi','ruso','mandarín','null']::varchar(50)[], ARRAY[ ROW('Constantino','Ciceron','Perez','Manriquez','1960-08-31','tío',ROW(58,2344307540) ), ROW('Alba',null,'Arriola','Duenas','1960-08-31','hermano',ROW(58,2349816001) )]::familiar_ty[], ARRAY[ ROW('57863575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3382894) ,ROW('45427531','Groenlandia'),ARRAY['español','inglés','hindi','ruso','mandarín','null']::varchar(50)[], ARRAY[ ROW('Constantino','Ciceron','Perez','Manriquez','1960-08-31','tío',ROW(58,2344307540) ), ROW('Alba',null,'Arriola','Duenas','1960-08-31','hermano',ROW(58,2349816001) )]::familiar_ty[], ARRAY[ ROW('57863575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930753" table:formula="of:=RANDBETWEEN(1000000;9999999)" table:style-name="ce2">
            <text:p>5930753</text:p>
          </table:table-cell>
          <table:table-cell office:value-type="float" office:value="24495931" table:formula="of:=RANDBETWEEN(10000000;99999999)" table:style-name="ce2">
            <text:p>2449593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2136413" table:formula="of:=RANDBETWEEN(1000000;9999999)" table:style-name="ce2">
            <text:p>2136413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9196106" table:formula="of:=RANDBETWEEN(1000000;9999999)" table:style-name="ce2">
            <text:p>9196106</text:p>
          </table:table-cell>
          <table:table-cell office:value-type="float" office:value="14904461" table:formula="of:=RANDBETWEEN(10000000;100000000)" table:style-name="ce2">
            <text:p>14904461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5930753) ,ROW('24495931','Malasia'),ARRAY['inglés','árabe','portugués','francés','null','null']::varchar(50)[], ARRAY[ ROW('Cesarino',null,'Delrio','Caldera','1971-06-23','tío',ROW(58,2872136413) ), ROW('Vilma',null,'Monreal','Toscano','1971-06-23','hermano',ROW(58,2879196106) )]::familiar_ty[], ARRAY[ ROW('14904461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5930753) ,ROW('24495931','Malasia'),ARRAY['inglés','árabe','portugués','francés','null','null']::varchar(50)[], ARRAY[ ROW('Cesarino',null,'Delrio','Caldera','1971-06-23','tío',ROW(58,2872136413) ), ROW('Vilma',null,'Monreal','Toscano','1971-06-23','hermano',ROW(58,2879196106) )]::familiar_ty[], ARRAY[ ROW('14904461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531493" table:formula="of:=RANDBETWEEN(1000000;9999999)" table:style-name="ce2">
            <text:p>8531493</text:p>
          </table:table-cell>
          <table:table-cell office:value-type="float" office:value="98842366" table:formula="of:=RANDBETWEEN(10000000;99999999)" table:style-name="ce2">
            <text:p>9884236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1143574" table:formula="of:=RANDBETWEEN(1000000;9999999)" table:style-name="ce2">
            <text:p>114357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543645" table:formula="of:=RANDBETWEEN(1000000;9999999)" table:style-name="ce2">
            <text:p>4543645</text:p>
          </table:table-cell>
          <table:table-cell office:value-type="float" office:value="91667232" table:formula="of:=RANDBETWEEN(10000000;100000000)" table:style-name="ce2">
            <text:p>91667232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64112847" table:formula="of:=RANDBETWEEN(10000000;100000000)" table:style-name="ce2">
            <text:p>64112847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8531493) ,ROW('98842366','Uganda'),ARRAY['español','inglés','hindi','ruso','mandarín','bengalí']::varchar(50)[], ARRAY[ ROW('Peregrino','William','Reyes','Ruiz','1977-04-02','primo',ROW(58,2811143574) ), ROW('Daniela','Aidana','Avelar','Recinos','1977-04-02','hermano',ROW(58,2814543645) )]::familiar_ty[], ARRAY[ ROW('91667232','Holanda'),row('64112847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8531493) ,ROW('98842366','Uganda'),ARRAY['español','inglés','hindi','ruso','mandarín','bengalí']::varchar(50)[], ARRAY[ ROW('Peregrino','William','Reyes','Ruiz','1977-04-02','primo',ROW(58,2811143574) ), ROW('Daniela','Aidana','Avelar','Recinos','1977-04-02','hermano',ROW(58,2814543645) )]::familiar_ty[], ARRAY[ ROW('91667232','Holanda'),row('64112847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526259" table:formula="of:=RANDBETWEEN(1000000;9999999)" table:style-name="ce2">
            <text:p>4526259</text:p>
          </table:table-cell>
          <table:table-cell office:value-type="float" office:value="22072553" table:formula="of:=RANDBETWEEN(10000000;99999999)" table:style-name="ce2">
            <text:p>2207255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4437122" table:formula="of:=RANDBETWEEN(1000000;9999999)" table:style-name="ce2">
            <text:p>4437122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661918" table:formula="of:=RANDBETWEEN(1000000;9999999)" table:style-name="ce2">
            <text:p>1661918</text:p>
          </table:table-cell>
          <table:table-cell office:value-type="float" office:value="54980007" table:formula="of:=RANDBETWEEN(10000000;100000000)" table:style-name="ce2">
            <text:p>54980007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94841631" table:formula="of:=RANDBETWEEN(10000000;100000000)" table:style-name="ce2">
            <text:p>9484163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4526259) ,ROW('22072553','Argentina'),ARRAY['español','inglés','hindi','ruso','mandarín','null']::varchar(50)[], ARRAY[ ROW('Sabina','Perla','Guevara','Morris','1959-09-04','abuelo',ROW(58,4244437122) ), ROW('Pamela','Veronica','Torres','Diaz','1959-09-04','abuelo',ROW(58,4241661918) )]::familiar_ty[], ARRAY[ ROW('54980007','Holanda'),row('94841631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4526259) ,ROW('22072553','Argentina'),ARRAY['español','inglés','hindi','ruso','mandarín','null']::varchar(50)[], ARRAY[ ROW('Sabina','Perla','Guevara','Morris','1959-09-04','abuelo',ROW(58,4244437122) ), ROW('Pamela','Veronica','Torres','Diaz','1959-09-04','abuelo',ROW(58,4241661918) )]::familiar_ty[], ARRAY[ ROW('54980007','Holanda'),row('94841631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960290" table:formula="of:=RANDBETWEEN(1000000;9999999)" table:style-name="ce2">
            <text:p>1960290</text:p>
          </table:table-cell>
          <table:table-cell office:value-type="float" office:value="98457213" table:formula="of:=RANDBETWEEN(10000000;99999999)" table:style-name="ce2">
            <text:p>9845721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6379854" table:formula="of:=RANDBETWEEN(1000000;9999999)" table:style-name="ce2">
            <text:p>637985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8735845" table:formula="of:=RANDBETWEEN(1000000;9999999)" table:style-name="ce2">
            <text:p>8735845</text:p>
          </table:table-cell>
          <table:table-cell office:value-type="float" office:value="97322038" table:formula="of:=RANDBETWEEN(10000000;100000000)" table:style-name="ce2">
            <text:p>97322038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1960290) ,ROW('98457213','Groenlandia'),ARRAY['español','inglés','hindi','ruso','mandarín','null']::varchar(50)[], ARRAY[ ROW('Miranda','Maximina','Alonso','Zamora','1961-03-27','padre',ROW(58,2616379854) ), ROW('Pilar',null,'Alvarado','Contreras','1961-03-27','abuelo',ROW(58,2618735845) )]::familiar_ty[], ARRAY[ ROW('97322038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1960290) ,ROW('98457213','Groenlandia'),ARRAY['español','inglés','hindi','ruso','mandarín','null']::varchar(50)[], ARRAY[ ROW('Miranda','Maximina','Alonso','Zamora','1961-03-27','padre',ROW(58,2616379854) ), ROW('Pilar',null,'Alvarado','Contreras','1961-03-27','abuelo',ROW(58,2618735845) )]::familiar_ty[], ARRAY[ ROW('97322038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859599" table:formula="of:=RANDBETWEEN(1000000;9999999)" table:style-name="ce2">
            <text:p>6859599</text:p>
          </table:table-cell>
          <table:table-cell office:value-type="float" office:value="38629452" table:formula="of:=RANDBETWEEN(10000000;99999999)" table:style-name="ce2">
            <text:p>3862945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4783465" table:formula="of:=RANDBETWEEN(1000000;9999999)" table:style-name="ce2">
            <text:p>4783465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894870" table:formula="of:=RANDBETWEEN(1000000;9999999)" table:style-name="ce2">
            <text:p>2894870</text:p>
          </table:table-cell>
          <table:table-cell office:value-type="float" office:value="93864274" table:formula="of:=RANDBETWEEN(10000000;100000000)" table:style-name="ce2">
            <text:p>93864274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6859599) ,ROW('38629452','Malasia'),ARRAY['inglés','árabe','portugués','francés','null','null']::varchar(50)[], ARRAY[ ROW('Luciana',null,'Garibay','Contreras','1973-05-18','padre',ROW(58,2434783465) ), ROW('Luna',null,'Castrejon','Narvaez','1973-05-18','abuelo',ROW(58,2432894870) )]::familiar_ty[], ARRAY[ ROW('93864274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6859599) ,ROW('38629452','Malasia'),ARRAY['inglés','árabe','portugués','francés','null','null']::varchar(50)[], ARRAY[ ROW('Luciana',null,'Garibay','Contreras','1973-05-18','padre',ROW(58,2434783465) ), ROW('Luna',null,'Castrejon','Narvaez','1973-05-18','abuelo',ROW(58,2432894870) )]::familiar_ty[], ARRAY[ ROW('93864274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159535" table:formula="of:=RANDBETWEEN(1000000;9999999)" table:style-name="ce2">
            <text:p>3159535</text:p>
          </table:table-cell>
          <table:table-cell office:value-type="float" office:value="29205633" table:formula="of:=RANDBETWEEN(10000000;99999999)" table:style-name="ce2">
            <text:p>2920563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2663881" table:formula="of:=RANDBETWEEN(1000000;9999999)" table:style-name="ce2">
            <text:p>2663881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156462" table:formula="of:=RANDBETWEEN(1000000;9999999)" table:style-name="ce2">
            <text:p>2156462</text:p>
          </table:table-cell>
          <table:table-cell office:value-type="float" office:value="48853656" table:formula="of:=RANDBETWEEN(10000000;100000000)" table:style-name="ce2">
            <text:p>48853656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3159535) ,ROW('29205633','Uganda'),ARRAY['español','inglés','hindi','ruso','mandarín','bengalí']::varchar(50)[], ARRAY[ ROW('Georgina','Julia','Lazaro','Perales','1979-02-20','primo',ROW(58,2342663881) ), ROW('Pilar','Inocencia','Antonio','Cepeda','1979-02-20','hermano',ROW(58,2342156462) )]::familiar_ty[], ARRAY[ ROW('48853656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3159535) ,ROW('29205633','Uganda'),ARRAY['español','inglés','hindi','ruso','mandarín','bengalí']::varchar(50)[], ARRAY[ ROW('Georgina','Julia','Lazaro','Perales','1979-02-20','primo',ROW(58,2342663881) ), ROW('Pilar','Inocencia','Antonio','Cepeda','1979-02-20','hermano',ROW(58,2342156462) )]::familiar_ty[], ARRAY[ ROW('48853656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114218" table:formula="of:=RANDBETWEEN(1000000;9999999)" table:style-name="ce2">
            <text:p>6114218</text:p>
          </table:table-cell>
          <table:table-cell office:value-type="float" office:value="38552251" table:formula="of:=RANDBETWEEN(10000000;99999999)" table:style-name="ce2">
            <text:p>3855225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6516602" table:formula="of:=RANDBETWEEN(1000000;9999999)" table:style-name="ce2">
            <text:p>6516602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7769185" table:formula="of:=RANDBETWEEN(1000000;9999999)" table:style-name="ce2">
            <text:p>7769185</text:p>
          </table:table-cell>
          <table:table-cell office:value-type="float" office:value="23234767" table:formula="of:=RANDBETWEEN(10000000;100000000)" table:style-name="ce2">
            <text:p>23234767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6114218) ,ROW('38552251','Argentina'),ARRAY['inglés','árabe','portugués','francés','null','null']::varchar(50)[], ARRAY[ ROW('Bertrudis','Lorena','Valerio','Serna','1960-06-20','primo',ROW(58,4146516602) ), ROW('Elba','Amparo','Bejarano','Barboza','1960-06-20','abuelo',ROW(58,4147769185) )]::familiar_ty[], ARRAY[ ROW('23234767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6114218) ,ROW('38552251','Argentina'),ARRAY['inglés','árabe','portugués','francés','null','null']::varchar(50)[], ARRAY[ ROW('Bertrudis','Lorena','Valerio','Serna','1960-06-20','primo',ROW(58,4146516602) ), ROW('Elba','Amparo','Bejarano','Barboza','1960-06-20','abuelo',ROW(58,4147769185) )]::familiar_ty[], ARRAY[ ROW('23234767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905663" table:formula="of:=RANDBETWEEN(1000000;9999999)" table:style-name="ce2">
            <text:p>2905663</text:p>
          </table:table-cell>
          <table:table-cell office:value-type="float" office:value="70744607" table:formula="of:=RANDBETWEEN(10000000;99999999)" table:style-name="ce2">
            <text:p>7074460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9547093" table:formula="of:=RANDBETWEEN(1000000;9999999)" table:style-name="ce2">
            <text:p>9547093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685535" table:formula="of:=RANDBETWEEN(1000000;9999999)" table:style-name="ce2">
            <text:p>3685535</text:p>
          </table:table-cell>
          <table:table-cell office:value-type="float" office:value="27584514" table:formula="of:=RANDBETWEEN(10000000;100000000)" table:style-name="ce2">
            <text:p>27584514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2905663) ,ROW('70744607','Holanda'),ARRAY['inglés','árabe','portugués','francés','null','null']::varchar(50)[], ARRAY[ ROW('Ignacio','Ulises','Cartagena','Roman','1944-01-18','madre',ROW(58,2879547093) ), ROW('Vivaldo','Tarsicio','Rosas','Jackson','1944-01-18','abuelo',ROW(58,2873685535) )]::familiar_ty[], ARRAY[ ROW('27584514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2905663) ,ROW('70744607','Holanda'),ARRAY['inglés','árabe','portugués','francés','null','null']::varchar(50)[], ARRAY[ ROW('Ignacio','Ulises','Cartagena','Roman','1944-01-18','madre',ROW(58,2879547093) ), ROW('Vivaldo','Tarsicio','Rosas','Jackson','1944-01-18','abuelo',ROW(58,2873685535) )]::familiar_ty[], ARRAY[ ROW('27584514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857549" table:formula="of:=RANDBETWEEN(1000000;9999999)" table:style-name="ce2">
            <text:p>7857549</text:p>
          </table:table-cell>
          <table:table-cell office:value-type="float" office:value="13747408" table:formula="of:=RANDBETWEEN(10000000;99999999)" table:style-name="ce2">
            <text:p>1374740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244300" table:formula="of:=RANDBETWEEN(1000000;9999999)" table:style-name="ce2">
            <text:p>1244300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169453" table:formula="of:=RANDBETWEEN(1000000;9999999)" table:style-name="ce2">
            <text:p>9169453</text:p>
          </table:table-cell>
          <table:table-cell office:value-type="float" office:value="79825702" table:formula="of:=RANDBETWEEN(10000000;100000000)" table:style-name="ce2">
            <text:p>79825702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72996998" table:formula="of:=RANDBETWEEN(10000000;100000000)" table:style-name="ce2">
            <text:p>7299699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7857549) ,ROW('13747408','Malasia'),ARRAY['español','inglés','hindi','ruso','mandarín','bengalí']::varchar(50)[], ARRAY[ ROW('Anastasia','Melina','Pelayo','Veliz','1967-09-23','madre',ROW(58,2121244300) ), ROW('Gloria','Eneida','Duque','Uribe','1967-09-23','hermano',ROW(58,2129169453) )]::familiar_ty[], ARRAY[ ROW('79825702','Groenlandia'),row('72996998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7857549) ,ROW('13747408','Malasia'),ARRAY['español','inglés','hindi','ruso','mandarín','bengalí']::varchar(50)[], ARRAY[ ROW('Anastasia','Melina','Pelayo','Veliz','1967-09-23','madre',ROW(58,2121244300) ), ROW('Gloria','Eneida','Duque','Uribe','1967-09-23','hermano',ROW(58,2129169453) )]::familiar_ty[], ARRAY[ ROW('79825702','Groenlandia'),row('72996998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910485" table:formula="of:=RANDBETWEEN(1000000;9999999)" table:style-name="ce2">
            <text:p>6910485</text:p>
          </table:table-cell>
          <table:table-cell office:value-type="float" office:value="68101948" table:formula="of:=RANDBETWEEN(10000000;99999999)" table:style-name="ce2">
            <text:p>6810194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8960166" table:formula="of:=RANDBETWEEN(1000000;9999999)" table:style-name="ce2">
            <text:p>8960166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199177" table:formula="of:=RANDBETWEEN(1000000;9999999)" table:style-name="ce2">
            <text:p>1199177</text:p>
          </table:table-cell>
          <table:table-cell office:value-type="float" office:value="91113357" table:formula="of:=RANDBETWEEN(10000000;100000000)" table:style-name="ce2">
            <text:p>91113357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6910485) ,ROW('68101948','Uganda'),ARRAY['inglés','árabe','portugués','francés','null','null']::varchar(50)[], ARRAY[ ROW('Patricia','Victoria','Munguia','Garcia','1978-09-06','tío',ROW(58,2818960166) ), ROW('Pablo','Orosio','Avendano','Marroquin','1978-09-06','hermano',ROW(58,2811199177) )]::familiar_ty[], ARRAY[ ROW('91113357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6910485) ,ROW('68101948','Uganda'),ARRAY['inglés','árabe','portugués','francés','null','null']::varchar(50)[], ARRAY[ ROW('Patricia','Victoria','Munguia','Garcia','1978-09-06','tío',ROW(58,2818960166) ), ROW('Pablo','Orosio','Avendano','Marroquin','1978-09-06','hermano',ROW(58,2811199177) )]::familiar_ty[], ARRAY[ ROW('91113357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998945" table:formula="of:=RANDBETWEEN(1000000;9999999)" table:style-name="ce2">
            <text:p>9998945</text:p>
          </table:table-cell>
          <table:table-cell office:value-type="float" office:value="38051704" table:formula="of:=RANDBETWEEN(10000000;99999999)" table:style-name="ce2">
            <text:p>3805170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3785355" table:formula="of:=RANDBETWEEN(1000000;9999999)" table:style-name="ce2">
            <text:p>3785355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3746597" table:formula="of:=RANDBETWEEN(1000000;9999999)" table:style-name="ce2">
            <text:p>3746597</text:p>
          </table:table-cell>
          <table:table-cell office:value-type="float" office:value="67363267" table:formula="of:=RANDBETWEEN(10000000;100000000)" table:style-name="ce2">
            <text:p>67363267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9998945) ,ROW('38051704','Argentina'),ARRAY['inglés','árabe','portugués','francés','null','null']::varchar(50)[], ARRAY[ ROW('Eliana','Dulcinea','Ocampo','Mitchell','1961-09-09','tío',ROW(58,4123785355) ), ROW('Damaris','Corania','Benavides','Cook','1961-09-09','abuelo',ROW(58,4123746597) )]::familiar_ty[], ARRAY[ ROW('67363267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9998945) ,ROW('38051704','Argentina'),ARRAY['inglés','árabe','portugués','francés','null','null']::varchar(50)[], ARRAY[ ROW('Eliana','Dulcinea','Ocampo','Mitchell','1961-09-09','tío',ROW(58,4123785355) ), ROW('Damaris','Corania','Benavides','Cook','1961-09-09','abuelo',ROW(58,4123746597) )]::familiar_ty[], ARRAY[ ROW('67363267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915215" table:formula="of:=RANDBETWEEN(1000000;9999999)" table:style-name="ce2">
            <text:p>6915215</text:p>
          </table:table-cell>
          <table:table-cell office:value-type="float" office:value="13375247" table:formula="of:=RANDBETWEEN(10000000;99999999)" table:style-name="ce2">
            <text:p>1337524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628904" table:formula="of:=RANDBETWEEN(1000000;9999999)" table:style-name="ce2">
            <text:p>6628904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196873" table:formula="of:=RANDBETWEEN(1000000;9999999)" table:style-name="ce2">
            <text:p>4196873</text:p>
          </table:table-cell>
          <table:table-cell office:value-type="float" office:value="36573639" table:formula="of:=RANDBETWEEN(10000000;100000000)" table:style-name="ce2">
            <text:p>36573639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6915215) ,ROW('13375247','Holanda'),ARRAY['inglés','árabe','portugués','francés','null','null']::varchar(50)[], ARRAY[ ROW('Orosio','Javier','Delao','Delao','1945-05-04','hermano',ROW(58,2436628904) ), ROW('Gracia','Berenice','Bocanegra','Rizo','1945-05-04','primo',ROW(58,2434196873) )]::familiar_ty[], ARRAY[ ROW('36573639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6915215) ,ROW('13375247','Holanda'),ARRAY['inglés','árabe','portugués','francés','null','null']::varchar(50)[], ARRAY[ ROW('Orosio','Javier','Delao','Delao','1945-05-04','hermano',ROW(58,2436628904) ), ROW('Gracia','Berenice','Bocanegra','Rizo','1945-05-04','primo',ROW(58,2434196873) )]::familiar_ty[], ARRAY[ ROW('36573639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909554" table:formula="of:=RANDBETWEEN(1000000;9999999)" table:style-name="ce2">
            <text:p>5909554</text:p>
          </table:table-cell>
          <table:table-cell office:value-type="float" office:value="76596280" table:formula="of:=RANDBETWEEN(10000000;99999999)" table:style-name="ce2">
            <text:p>7659628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560376" table:formula="of:=RANDBETWEEN(1000000;9999999)" table:style-name="ce2">
            <text:p>7560376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669555" table:formula="of:=RANDBETWEEN(1000000;9999999)" table:style-name="ce2">
            <text:p>1669555</text:p>
          </table:table-cell>
          <table:table-cell office:value-type="float" office:value="32473012" table:formula="of:=RANDBETWEEN(10000000;100000000)" table:style-name="ce2">
            <text:p>32473012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66285221" table:formula="of:=RANDBETWEEN(10000000;100000000)" table:style-name="ce2">
            <text:p>6628522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5909554) ,ROW('76596280','Malasia'),ARRAY['español','inglés','hindi','ruso','mandarín','bengalí']::varchar(50)[], ARRAY[ ROW('Marisol','Trinidad','Escobedo','Pinon','1970-08-26','hermano',ROW(58,4247560376) ), ROW('Jennifer','Valentina','Vigil','Aviles','1970-08-26','abuelo',ROW(58,4241669555) )]::familiar_ty[], ARRAY[ ROW('32473012','Groenlandia'),row('66285221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5909554) ,ROW('76596280','Malasia'),ARRAY['español','inglés','hindi','ruso','mandarín','bengalí']::varchar(50)[], ARRAY[ ROW('Marisol','Trinidad','Escobedo','Pinon','1970-08-26','hermano',ROW(58,4247560376) ), ROW('Jennifer','Valentina','Vigil','Aviles','1970-08-26','abuelo',ROW(58,4241669555) )]::familiar_ty[], ARRAY[ ROW('32473012','Groenlandia'),row('66285221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899978" table:formula="of:=RANDBETWEEN(1000000;9999999)" table:style-name="ce2">
            <text:p>1899978</text:p>
          </table:table-cell>
          <table:table-cell office:value-type="float" office:value="18525581" table:formula="of:=RANDBETWEEN(10000000;99999999)" table:style-name="ce2">
            <text:p>1852558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3715673" table:formula="of:=RANDBETWEEN(1000000;9999999)" table:style-name="ce2">
            <text:p>371567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545331" table:formula="of:=RANDBETWEEN(1000000;9999999)" table:style-name="ce2">
            <text:p>7545331</text:p>
          </table:table-cell>
          <table:table-cell office:value-type="float" office:value="13837154" table:formula="of:=RANDBETWEEN(10000000;100000000)" table:style-name="ce2">
            <text:p>13837154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1899978) ,ROW('18525581','Uganda'),ARRAY['inglés','árabe','portugués','francés','null','null']::varchar(50)[], ARRAY[ ROW('Pilar','Nathaly','Olmos','Melo','1979-12-29','padre',ROW(58,2343715673) ), ROW('Andres','Orosio','Pichardo','Castanon','1979-12-29','hermano',ROW(58,2347545331) )]::familiar_ty[], ARRAY[ ROW('13837154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1899978) ,ROW('18525581','Uganda'),ARRAY['inglés','árabe','portugués','francés','null','null']::varchar(50)[], ARRAY[ ROW('Pilar','Nathaly','Olmos','Melo','1979-12-29','padre',ROW(58,2343715673) ), ROW('Andres','Orosio','Pichardo','Castanon','1979-12-29','hermano',ROW(58,2347545331) )]::familiar_ty[], ARRAY[ ROW('13837154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319738" table:formula="of:=RANDBETWEEN(1000000;9999999)" table:style-name="ce2">
            <text:p>4319738</text:p>
          </table:table-cell>
          <table:table-cell office:value-type="float" office:value="15489399" table:formula="of:=RANDBETWEEN(10000000;99999999)" table:style-name="ce2">
            <text:p>1548939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8593714" table:formula="of:=RANDBETWEEN(1000000;9999999)" table:style-name="ce2">
            <text:p>859371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279451" table:formula="of:=RANDBETWEEN(1000000;9999999)" table:style-name="ce2">
            <text:p>3279451</text:p>
          </table:table-cell>
          <table:table-cell office:value-type="float" office:value="19041506" table:formula="of:=RANDBETWEEN(10000000;100000000)" table:style-name="ce2">
            <text:p>19041506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4319738) ,ROW('15489399','Argentina'),ARRAY['inglés','árabe','portugués','francés','null','null']::varchar(50)[], ARRAY[ ROW('Pedro','Dante','Paez','Ramos','1963-10-06','padre',ROW(58,2128593714) ), ROW('Victor','Leon','Sorto','Velasquez','1963-10-06','primo',ROW(58,2123279451) )]::familiar_ty[], ARRAY[ ROW('19041506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4319738) ,ROW('15489399','Argentina'),ARRAY['inglés','árabe','portugués','francés','null','null']::varchar(50)[], ARRAY[ ROW('Pedro','Dante','Paez','Ramos','1963-10-06','padre',ROW(58,2128593714) ), ROW('Victor','Leon','Sorto','Velasquez','1963-10-06','primo',ROW(58,2123279451) )]::familiar_ty[], ARRAY[ ROW('19041506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461606" table:formula="of:=RANDBETWEEN(1000000;9999999)" table:style-name="ce2">
            <text:p>5461606</text:p>
          </table:table-cell>
          <table:table-cell office:value-type="float" office:value="21007071" table:formula="of:=RANDBETWEEN(10000000;99999999)" table:style-name="ce2">
            <text:p>2100707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7476836" table:formula="of:=RANDBETWEEN(1000000;9999999)" table:style-name="ce2">
            <text:p>7476836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5248579" table:formula="of:=RANDBETWEEN(1000000;9999999)" table:style-name="ce2">
            <text:p>5248579</text:p>
          </table:table-cell>
          <table:table-cell office:value-type="float" office:value="19382747" table:formula="of:=RANDBETWEEN(10000000;100000000)" table:style-name="ce2">
            <text:p>19382747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5461606) ,ROW('21007071','Holanda'),ARRAY['inglés','árabe','portugués','francés','null','null']::varchar(50)[], ARRAY[ ROW('Emily','Mireya','Tellez','Cabrera','1945-06-24','hermano',ROW(58,2817476836) ), ROW('Esperanza','Ana','Corona','Granados','1945-06-24','tío',ROW(58,2815248579) )]::familiar_ty[], ARRAY[ ROW('19382747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5461606) ,ROW('21007071','Holanda'),ARRAY['inglés','árabe','portugués','francés','null','null']::varchar(50)[], ARRAY[ ROW('Emily','Mireya','Tellez','Cabrera','1945-06-24','hermano',ROW(58,2817476836) ), ROW('Esperanza','Ana','Corona','Granados','1945-06-24','tío',ROW(58,2815248579) )]::familiar_ty[], ARRAY[ ROW('19382747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260873" table:formula="of:=RANDBETWEEN(1000000;9999999)" table:style-name="ce2">
            <text:p>2260873</text:p>
          </table:table-cell>
          <table:table-cell office:value-type="float" office:value="55180953" table:formula="of:=RANDBETWEEN(10000000;99999999)" table:style-name="ce2">
            <text:p>5518095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735655" table:formula="of:=RANDBETWEEN(1000000;9999999)" table:style-name="ce2">
            <text:p>1735655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5845232" table:formula="of:=RANDBETWEEN(1000000;9999999)" table:style-name="ce2">
            <text:p>5845232</text:p>
          </table:table-cell>
          <table:table-cell office:value-type="float" office:value="57962880" table:formula="of:=RANDBETWEEN(10000000;100000000)" table:style-name="ce2">
            <text:p>57962880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13021625" table:formula="of:=RANDBETWEEN(10000000;100000000)" table:style-name="ce2">
            <text:p>1302162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2260873) ,ROW('55180953','Malasia'),ARRAY['español','inglés','hindi','ruso','mandarín','bengalí']::varchar(50)[], ARRAY[ ROW('Mario','David','Barrientos','Montesdeoca','1975-06-22','hermano',ROW(58,2871735655) ), ROW('Claudio','Lincoln','Sullivan','Tafoya','1975-06-22','abuelo',ROW(58,2875845232) )]::familiar_ty[], ARRAY[ ROW('57962880','Groenlandia'),row('13021625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2260873) ,ROW('55180953','Malasia'),ARRAY['español','inglés','hindi','ruso','mandarín','bengalí']::varchar(50)[], ARRAY[ ROW('Mario','David','Barrientos','Montesdeoca','1975-06-22','hermano',ROW(58,2871735655) ), ROW('Claudio','Lincoln','Sullivan','Tafoya','1975-06-22','abuelo',ROW(58,2875845232) )]::familiar_ty[], ARRAY[ ROW('57962880','Groenlandia'),row('13021625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712821" table:formula="of:=RANDBETWEEN(1000000;9999999)" table:style-name="ce2">
            <text:p>6712821</text:p>
          </table:table-cell>
          <table:table-cell office:value-type="float" office:value="57524075" table:formula="of:=RANDBETWEEN(10000000;99999999)" table:style-name="ce2">
            <text:p>5752407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4078435" table:formula="of:=RANDBETWEEN(1000000;9999999)" table:style-name="ce2">
            <text:p>4078435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5179721" table:formula="of:=RANDBETWEEN(1000000;9999999)" table:style-name="ce2">
            <text:p>5179721</text:p>
          </table:table-cell>
          <table:table-cell office:value-type="float" office:value="80580775" table:formula="of:=RANDBETWEEN(10000000;100000000)" table:style-name="ce2">
            <text:p>80580775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6712821) ,ROW('57524075','Uganda'),ARRAY['inglés','árabe','portugués','francés','null','null']::varchar(50)[], ARRAY[ ROW('Maria','Belinda','Angeles','Paniagua','1980-08-09','madre',ROW(58,2614078435) ), ROW('Leonardo','Klement','Bedolla','Bocanegra','1980-08-09','abuelo',ROW(58,2615179721) )]::familiar_ty[], ARRAY[ ROW('80580775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6712821) ,ROW('57524075','Uganda'),ARRAY['inglés','árabe','portugués','francés','null','null']::varchar(50)[], ARRAY[ ROW('Maria','Belinda','Angeles','Paniagua','1980-08-09','madre',ROW(58,2614078435) ), ROW('Leonardo','Klement','Bedolla','Bocanegra','1980-08-09','abuelo',ROW(58,2615179721) )]::familiar_ty[], ARRAY[ ROW('80580775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152713" table:formula="of:=RANDBETWEEN(1000000;9999999)" table:style-name="ce2">
            <text:p>5152713</text:p>
          </table:table-cell>
          <table:table-cell office:value-type="float" office:value="79325975" table:formula="of:=RANDBETWEEN(10000000;99999999)" table:style-name="ce2">
            <text:p>7932597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9299321" table:formula="of:=RANDBETWEEN(1000000;9999999)" table:style-name="ce2">
            <text:p>929932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1852571" table:formula="of:=RANDBETWEEN(1000000;9999999)" table:style-name="ce2">
            <text:p>1852571</text:p>
          </table:table-cell>
          <table:table-cell office:value-type="float" office:value="58545149" table:formula="of:=RANDBETWEEN(10000000;100000000)" table:style-name="ce2">
            <text:p>58545149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5152713) ,ROW('79325975','Argentina'),ARRAY['español','inglés','hindi','ruso','mandarín','null']::varchar(50)[], ARRAY[ ROW('Romeo','Adrian','Damian','Vallejo','1962-06-17','madre',ROW(58,2449299321) ), ROW('Marina',null,'Elizondo','Nunez','1962-06-17','abuelo',ROW(58,2441852571) )]::familiar_ty[], ARRAY[ ROW('58545149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5152713) ,ROW('79325975','Argentina'),ARRAY['español','inglés','hindi','ruso','mandarín','null']::varchar(50)[], ARRAY[ ROW('Romeo','Adrian','Damian','Vallejo','1962-06-17','madre',ROW(58,2449299321) ), ROW('Marina',null,'Elizondo','Nunez','1962-06-17','abuelo',ROW(58,2441852571) )]::familiar_ty[], ARRAY[ ROW('58545149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098715" table:formula="of:=RANDBETWEEN(1000000;9999999)" table:style-name="ce2">
            <text:p>6098715</text:p>
          </table:table-cell>
          <table:table-cell office:value-type="float" office:value="18220522" table:formula="of:=RANDBETWEEN(10000000;99999999)" table:style-name="ce2">
            <text:p>1822052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6323441" table:formula="of:=RANDBETWEEN(1000000;9999999)" table:style-name="ce2">
            <text:p>6323441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3475932" table:formula="of:=RANDBETWEEN(1000000;9999999)" table:style-name="ce2">
            <text:p>3475932</text:p>
          </table:table-cell>
          <table:table-cell office:value-type="float" office:value="83126169" table:formula="of:=RANDBETWEEN(10000000;100000000)" table:style-name="ce2">
            <text:p>83126169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72298267" table:formula="of:=RANDBETWEEN(10000000;100000000)" table:style-name="ce2">
            <text:p>7229826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6098715) ,ROW('18220522','Holanda'),ARRAY['español','inglés','hindi','ruso','null','null']::varchar(50)[], ARRAY[ ROW('Alma','Moira','Moreno','Batista','1944-06-08','primo',ROW(58,2436323441) ), ROW('Cayetano',null,'Guillen','Miramontes','1944-06-08','abuelo',ROW(58,2433475932) )]::familiar_ty[], ARRAY[ ROW('83126169','Argentina'),row('72298267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6098715) ,ROW('18220522','Holanda'),ARRAY['español','inglés','hindi','ruso','null','null']::varchar(50)[], ARRAY[ ROW('Alma','Moira','Moreno','Batista','1944-06-08','primo',ROW(58,2436323441) ), ROW('Cayetano',null,'Guillen','Miramontes','1944-06-08','abuelo',ROW(58,2433475932) )]::familiar_ty[], ARRAY[ ROW('83126169','Argentina'),row('72298267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404605" table:formula="of:=RANDBETWEEN(1000000;9999999)" table:style-name="ce2">
            <text:p>3404605</text:p>
          </table:table-cell>
          <table:table-cell office:value-type="float" office:value="24648351" table:formula="of:=RANDBETWEEN(10000000;99999999)" table:style-name="ce2">
            <text:p>2464835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418384" table:formula="of:=RANDBETWEEN(1000000;9999999)" table:style-name="ce2">
            <text:p>5418384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909050" table:formula="of:=RANDBETWEEN(1000000;9999999)" table:style-name="ce2">
            <text:p>5909050</text:p>
          </table:table-cell>
          <table:table-cell office:value-type="float" office:value="23301479" table:formula="of:=RANDBETWEEN(10000000;100000000)" table:style-name="ce2">
            <text:p>23301479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3404605) ,ROW('24648351','Malasia'),ARRAY['inglés','árabe','portugués','francés','null','null']::varchar(50)[], ARRAY[ ROW('Jessica','Brenda','Garcia','Anguiano','1970-11-02','abuelo',ROW(58,4245418384) ), ROW('Ayala','Haydee','Sauceda','Mares','1970-11-02','abuelo',ROW(58,4245909050) )]::familiar_ty[], ARRAY[ ROW('23301479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3404605) ,ROW('24648351','Malasia'),ARRAY['inglés','árabe','portugués','francés','null','null']::varchar(50)[], ARRAY[ ROW('Jessica','Brenda','Garcia','Anguiano','1970-11-02','abuelo',ROW(58,4245418384) ), ROW('Ayala','Haydee','Sauceda','Mares','1970-11-02','abuelo',ROW(58,4245909050) )]::familiar_ty[], ARRAY[ ROW('23301479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162757" table:formula="of:=RANDBETWEEN(1000000;9999999)" table:style-name="ce2">
            <text:p>7162757</text:p>
          </table:table-cell>
          <table:table-cell office:value-type="float" office:value="23679220" table:formula="of:=RANDBETWEEN(10000000;99999999)" table:style-name="ce2">
            <text:p>2367922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619273" table:formula="of:=RANDBETWEEN(1000000;9999999)" table:style-name="ce2">
            <text:p>6619273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4350139" table:formula="of:=RANDBETWEEN(1000000;9999999)" table:style-name="ce2">
            <text:p>4350139</text:p>
          </table:table-cell>
          <table:table-cell office:value-type="float" office:value="27541395" table:formula="of:=RANDBETWEEN(10000000;100000000)" table:style-name="ce2">
            <text:p>27541395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7162757) ,ROW('23679220','Uganda'),ARRAY['español','inglés','hindi','ruso','mandarín','bengalí']::varchar(50)[], ARRAY[ ROW('Carla',null,'Larios','Mazariegos','1980-12-04','hermano',ROW(58,2436619273) ), ROW('Natividad','Fabiola','Samaniego','Castellanos','1980-12-04','hermano',ROW(58,2434350139) )]::familiar_ty[], ARRAY[ ROW('27541395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7162757) ,ROW('23679220','Uganda'),ARRAY['español','inglés','hindi','ruso','mandarín','bengalí']::varchar(50)[], ARRAY[ ROW('Carla',null,'Larios','Mazariegos','1980-12-04','hermano',ROW(58,2436619273) ), ROW('Natividad','Fabiola','Samaniego','Castellanos','1980-12-04','hermano',ROW(58,2434350139) )]::familiar_ty[], ARRAY[ ROW('27541395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396567" table:formula="of:=RANDBETWEEN(1000000;9999999)" table:style-name="ce2">
            <text:p>8396567</text:p>
          </table:table-cell>
          <table:table-cell office:value-type="float" office:value="26750119" table:formula="of:=RANDBETWEEN(10000000;99999999)" table:style-name="ce2">
            <text:p>2675011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5051524" table:formula="of:=RANDBETWEEN(1000000;9999999)" table:style-name="ce2">
            <text:p>5051524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3586833" table:formula="of:=RANDBETWEEN(1000000;9999999)" table:style-name="ce2">
            <text:p>3586833</text:p>
          </table:table-cell>
          <table:table-cell office:value-type="float" office:value="76152504" table:formula="of:=RANDBETWEEN(10000000;100000000)" table:style-name="ce2">
            <text:p>76152504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8396567) ,ROW('26750119','Argentina'),ARRAY['español','inglés','hindi','ruso','mandarín','null']::varchar(50)[], ARRAY[ ROW('Amanda','Viviana','Delrio','Solorzano','1963-02-19','hermano',ROW(58,4145051524) ), ROW('Justiniano','Foster','Olivares','Ellis','1963-02-19','primo',ROW(58,4143586833) )]::familiar_ty[], ARRAY[ ROW('76152504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8396567) ,ROW('26750119','Argentina'),ARRAY['español','inglés','hindi','ruso','mandarín','null']::varchar(50)[], ARRAY[ ROW('Amanda','Viviana','Delrio','Solorzano','1963-02-19','hermano',ROW(58,4145051524) ), ROW('Justiniano','Foster','Olivares','Ellis','1963-02-19','primo',ROW(58,4143586833) )]::familiar_ty[], ARRAY[ ROW('76152504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950211" table:formula="of:=RANDBETWEEN(1000000;9999999)" table:style-name="ce2">
            <text:p>1950211</text:p>
          </table:table-cell>
          <table:table-cell office:value-type="float" office:value="62469481" table:formula="of:=RANDBETWEEN(10000000;99999999)" table:style-name="ce2">
            <text:p>624694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407125" table:formula="of:=RANDBETWEEN(1000000;9999999)" table:style-name="ce2">
            <text:p>7407125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4836431" table:formula="of:=RANDBETWEEN(1000000;9999999)" table:style-name="ce2">
            <text:p>4836431</text:p>
          </table:table-cell>
          <table:table-cell office:value-type="float" office:value="77222957" table:formula="of:=RANDBETWEEN(10000000;100000000)" table:style-name="ce2">
            <text:p>77222957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96420758" table:formula="of:=RANDBETWEEN(10000000;100000000)" table:style-name="ce2">
            <text:p>9642075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1950211) ,ROW('62469481','Holanda'),ARRAY['español','inglés','hindi','ruso','null','null']::varchar(50)[], ARRAY[ ROW('Emiliana','Constanza','Renteria','Almaguer','1944-12-12','primo',ROW(58,2817407125) ), ROW('Constantino',null,'Bustos','Lima','1944-12-12','primo',ROW(58,2814836431) )]::familiar_ty[], ARRAY[ ROW('77222957','Argentina'),row('96420758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1950211) ,ROW('62469481','Holanda'),ARRAY['español','inglés','hindi','ruso','null','null']::varchar(50)[], ARRAY[ ROW('Emiliana','Constanza','Renteria','Almaguer','1944-12-12','primo',ROW(58,2817407125) ), ROW('Constantino',null,'Bustos','Lima','1944-12-12','primo',ROW(58,2814836431) )]::familiar_ty[], ARRAY[ ROW('77222957','Argentina'),row('96420758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089163" table:formula="of:=RANDBETWEEN(1000000;9999999)" table:style-name="ce2">
            <text:p>9089163</text:p>
          </table:table-cell>
          <table:table-cell office:value-type="float" office:value="50694138" table:formula="of:=RANDBETWEEN(10000000;99999999)" table:style-name="ce2">
            <text:p>5069413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1194507" table:formula="of:=RANDBETWEEN(1000000;9999999)" table:style-name="ce2">
            <text:p>1194507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6655496" table:formula="of:=RANDBETWEEN(1000000;9999999)" table:style-name="ce2">
            <text:p>6655496</text:p>
          </table:table-cell>
          <table:table-cell office:value-type="float" office:value="13447707" table:formula="of:=RANDBETWEEN(10000000;100000000)" table:style-name="ce2">
            <text:p>13447707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9089163) ,ROW('50694138','Malasia'),ARRAY['inglés','árabe','portugués','francés','null','null']::varchar(50)[], ARRAY[ ROW('Constantino','Leon','Marte','Recinos','1973-02-13','abuelo',ROW(58,2871194507) ), ROW('Salvador','Eleazar','Madrid','Moore','1973-02-13','abuelo',ROW(58,2876655496) )]::familiar_ty[], ARRAY[ ROW('13447707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9089163) ,ROW('50694138','Malasia'),ARRAY['inglés','árabe','portugués','francés','null','null']::varchar(50)[], ARRAY[ ROW('Constantino','Leon','Marte','Recinos','1973-02-13','abuelo',ROW(58,2871194507) ), ROW('Salvador','Eleazar','Madrid','Moore','1973-02-13','abuelo',ROW(58,2876655496) )]::familiar_ty[], ARRAY[ ROW('13447707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768091" table:formula="of:=RANDBETWEEN(1000000;9999999)" table:style-name="ce2">
            <text:p>9768091</text:p>
          </table:table-cell>
          <table:table-cell office:value-type="float" office:value="80315481" table:formula="of:=RANDBETWEEN(10000000;99999999)" table:style-name="ce2">
            <text:p>8031548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9552565" table:formula="of:=RANDBETWEEN(1000000;9999999)" table:style-name="ce2">
            <text:p>9552565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2735680" table:formula="of:=RANDBETWEEN(1000000;9999999)" table:style-name="ce2">
            <text:p>2735680</text:p>
          </table:table-cell>
          <table:table-cell office:value-type="float" office:value="55431098" table:formula="of:=RANDBETWEEN(10000000;100000000)" table:style-name="ce2">
            <text:p>55431098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9768091) ,ROW('80315481','Uganda'),ARRAY['español','inglés','hindi','ruso','mandarín','bengalí']::varchar(50)[], ARRAY[ ROW('Camila',null,'Garibay','Valle','1936-09-25','hermano',ROW(58,2819552565) ), ROW('Rosa','Mariana','Quiroz','Escobedo','1936-09-25','abuelo',ROW(58,2812735680) )]::familiar_ty[], ARRAY[ ROW('55431098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9768091) ,ROW('80315481','Uganda'),ARRAY['español','inglés','hindi','ruso','mandarín','bengalí']::varchar(50)[], ARRAY[ ROW('Camila',null,'Garibay','Valle','1936-09-25','hermano',ROW(58,2819552565) ), ROW('Rosa','Mariana','Quiroz','Escobedo','1936-09-25','abuelo',ROW(58,2812735680) )]::familiar_ty[], ARRAY[ ROW('55431098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644889" table:formula="of:=RANDBETWEEN(1000000;9999999)" table:style-name="ce2">
            <text:p>4644889</text:p>
          </table:table-cell>
          <table:table-cell office:value-type="float" office:value="84776812" table:formula="of:=RANDBETWEEN(10000000;99999999)" table:style-name="ce2">
            <text:p>8477681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918475" table:formula="of:=RANDBETWEEN(1000000;9999999)" table:style-name="ce2">
            <text:p>1918475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4372338" table:formula="of:=RANDBETWEEN(1000000;9999999)" table:style-name="ce2">
            <text:p>4372338</text:p>
          </table:table-cell>
          <table:table-cell office:value-type="float" office:value="55703673" table:formula="of:=RANDBETWEEN(10000000;100000000)" table:style-name="ce2">
            <text:p>55703673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4644889) ,ROW('84776812','Argentina'),ARRAY['español','inglés','hindi','ruso','mandarín','null']::varchar(50)[], ARRAY[ ROW('Maximiliano','Pastor','Candelaria','Oropeza','1966-10-10','hermano',ROW(58,4121918475) ), ROW('Alba','Celia','Salcedo','Machado','1966-10-10','madre',ROW(58,4124372338) )]::familiar_ty[], ARRAY[ ROW('55703673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4644889) ,ROW('84776812','Argentina'),ARRAY['español','inglés','hindi','ruso','mandarín','null']::varchar(50)[], ARRAY[ ROW('Maximiliano','Pastor','Candelaria','Oropeza','1966-10-10','hermano',ROW(58,4121918475) ), ROW('Alba','Celia','Salcedo','Machado','1966-10-10','madre',ROW(58,4124372338) )]::familiar_ty[], ARRAY[ ROW('55703673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687883" table:formula="of:=RANDBETWEEN(1000000;9999999)" table:style-name="ce2">
            <text:p>4687883</text:p>
          </table:table-cell>
          <table:table-cell office:value-type="float" office:value="24937558" table:formula="of:=RANDBETWEEN(10000000;99999999)" table:style-name="ce2">
            <text:p>2493755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7119203" table:formula="of:=RANDBETWEEN(1000000;9999999)" table:style-name="ce2">
            <text:p>7119203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5861920" table:formula="of:=RANDBETWEEN(1000000;9999999)" table:style-name="ce2">
            <text:p>5861920</text:p>
          </table:table-cell>
          <table:table-cell office:value-type="float" office:value="48562690" table:formula="of:=RANDBETWEEN(10000000;100000000)" table:style-name="ce2">
            <text:p>48562690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33804631" table:formula="of:=RANDBETWEEN(10000000;100000000)" table:style-name="ce2">
            <text:p>3380463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4687883) ,ROW('24937558','Holanda'),ARRAY['español','inglés','hindi','ruso','mandarín','null']::varchar(50)[], ARRAY[ ROW('Fernanda','Amelia','Ruano','Quintanilla','1946-12-07','tío',ROW(58,2347119203) ), ROW('Antonio',null,'Pinto','Cordero','1946-12-07','tío',ROW(58,2345861920) )]::familiar_ty[], ARRAY[ ROW('48562690','Argentina'),row('33804631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4687883) ,ROW('24937558','Holanda'),ARRAY['español','inglés','hindi','ruso','mandarín','null']::varchar(50)[], ARRAY[ ROW('Fernanda','Amelia','Ruano','Quintanilla','1946-12-07','tío',ROW(58,2347119203) ), ROW('Antonio',null,'Pinto','Cordero','1946-12-07','tío',ROW(58,2345861920) )]::familiar_ty[], ARRAY[ ROW('48562690','Argentina'),row('33804631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246309" table:formula="of:=RANDBETWEEN(1000000;9999999)" table:style-name="ce2">
            <text:p>4246309</text:p>
          </table:table-cell>
          <table:table-cell office:value-type="float" office:value="64200397" table:formula="of:=RANDBETWEEN(10000000;99999999)" table:style-name="ce2">
            <text:p>6420039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2511673" table:formula="of:=RANDBETWEEN(1000000;9999999)" table:style-name="ce2">
            <text:p>2511673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7064391" table:formula="of:=RANDBETWEEN(1000000;9999999)" table:style-name="ce2">
            <text:p>7064391</text:p>
          </table:table-cell>
          <table:table-cell office:value-type="float" office:value="30545458" table:formula="of:=RANDBETWEEN(10000000;100000000)" table:style-name="ce2">
            <text:p>30545458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4246309) ,ROW('64200397','Malasia'),ARRAY['inglés','árabe','portugués','francés','null','null']::varchar(50)[], ARRAY[ ROW('Valentin','Fermin','Burgos','Caraballo','1976-01-07','primo',ROW(58,2432511673) ), ROW('Lucrecia','Margarita','Alonzo','Saenz','1976-01-07','primo',ROW(58,2437064391) )]::familiar_ty[], ARRAY[ ROW('30545458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4246309) ,ROW('64200397','Malasia'),ARRAY['inglés','árabe','portugués','francés','null','null']::varchar(50)[], ARRAY[ ROW('Valentin','Fermin','Burgos','Caraballo','1976-01-07','primo',ROW(58,2432511673) ), ROW('Lucrecia','Margarita','Alonzo','Saenz','1976-01-07','primo',ROW(58,2437064391) )]::familiar_ty[], ARRAY[ ROW('30545458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8929350" table:formula="of:=RANDBETWEEN(1000000;9999999)" table:style-name="ce2">
            <text:p>8929350</text:p>
          </table:table-cell>
          <table:table-cell office:value-type="float" office:value="97446337" table:formula="of:=RANDBETWEEN(10000000;99999999)" table:style-name="ce2">
            <text:p>9744633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6232634" table:formula="of:=RANDBETWEEN(1000000;9999999)" table:style-name="ce2">
            <text:p>6232634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8018000" table:formula="of:=RANDBETWEEN(1000000;9999999)" table:style-name="ce2">
            <text:p>8018000</text:p>
          </table:table-cell>
          <table:table-cell office:value-type="float" office:value="40799368" table:formula="of:=RANDBETWEEN(10000000;100000000)" table:style-name="ce2">
            <text:p>40799368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8929350) ,ROW('97446337','Uganda'),ARRAY['español','inglés','hindi','ruso','mandarín','bengalí']::varchar(50)[], ARRAY[ ROW('Jorge',null,'James','Lopez','1937-04-10','abuelo',ROW(58,2346232634) ), ROW('Myriam','Zoe','Serrano','Ochoa','1937-04-10','abuelo',ROW(58,2348018000) )]::familiar_ty[], ARRAY[ ROW('40799368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8929350) ,ROW('97446337','Uganda'),ARRAY['español','inglés','hindi','ruso','mandarín','bengalí']::varchar(50)[], ARRAY[ ROW('Jorge',null,'James','Lopez','1937-04-10','abuelo',ROW(58,2346232634) ), ROW('Myriam','Zoe','Serrano','Ochoa','1937-04-10','abuelo',ROW(58,2348018000) )]::familiar_ty[], ARRAY[ ROW('40799368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417027" table:formula="of:=RANDBETWEEN(1000000;9999999)" table:style-name="ce2">
            <text:p>3417027</text:p>
          </table:table-cell>
          <table:table-cell office:value-type="float" office:value="52879492" table:formula="of:=RANDBETWEEN(10000000;99999999)" table:style-name="ce2">
            <text:p>5287949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7564879" table:formula="of:=RANDBETWEEN(1000000;9999999)" table:style-name="ce2">
            <text:p>7564879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2389022" table:formula="of:=RANDBETWEEN(1000000;9999999)" table:style-name="ce2">
            <text:p>2389022</text:p>
          </table:table-cell>
          <table:table-cell office:value-type="float" office:value="58354564" table:formula="of:=RANDBETWEEN(10000000;100000000)" table:style-name="ce2">
            <text:p>58354564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38789443" table:formula="of:=RANDBETWEEN(10000000;100000000)" table:style-name="ce2">
            <text:p>3878944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3417027) ,ROW('52879492','Australia'),ARRAY['español','inglés','portugués','francés','null','null']::varchar(50)[], ARRAY[ ROW('Poncio',null,'Alcala','Falcon','1981-02-02','tío',ROW(58,2127564879) ), ROW('Silvester',null,'Morris','Serrato','1981-02-02','primo',ROW(58,2122389022) )]::familiar_ty[], ARRAY[ ROW('58354564','Taiwán'),row('38789443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3417027) ,ROW('52879492','Australia'),ARRAY['español','inglés','portugués','francés','null','null']::varchar(50)[], ARRAY[ ROW('Poncio',null,'Alcala','Falcon','1981-02-02','tío',ROW(58,2127564879) ), ROW('Silvester',null,'Morris','Serrato','1981-02-02','primo',ROW(58,2122389022) )]::familiar_ty[], ARRAY[ ROW('58354564','Taiwán'),row('38789443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044228" table:formula="of:=RANDBETWEEN(1000000;9999999)" table:style-name="ce2">
            <text:p>4044228</text:p>
          </table:table-cell>
          <table:table-cell office:value-type="float" office:value="36350742" table:formula="of:=RANDBETWEEN(10000000;99999999)" table:style-name="ce2">
            <text:p>3635074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2554899" table:formula="of:=RANDBETWEEN(1000000;9999999)" table:style-name="ce2">
            <text:p>2554899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3048782" table:formula="of:=RANDBETWEEN(1000000;9999999)" table:style-name="ce2">
            <text:p>3048782</text:p>
          </table:table-cell>
          <table:table-cell office:value-type="float" office:value="55101987" table:formula="of:=RANDBETWEEN(10000000;100000000)" table:style-name="ce2">
            <text:p>55101987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4044228) ,ROW('36350742','Holanda'),ARRAY['inglés','árabe','portugués','francés','null','null']::varchar(50)[], ARRAY[ ROW('Julian',null,'Quezada','Badillo','1948-11-18','padre',ROW(58,2872554899) ), ROW('Ophelia','Genesis','Roman','Reza','1948-11-18','primo',ROW(58,2873048782) )]::familiar_ty[], ARRAY[ ROW('55101987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4044228) ,ROW('36350742','Holanda'),ARRAY['inglés','árabe','portugués','francés','null','null']::varchar(50)[], ARRAY[ ROW('Julian',null,'Quezada','Badillo','1948-11-18','padre',ROW(58,2872554899) ), ROW('Ophelia','Genesis','Roman','Reza','1948-11-18','primo',ROW(58,2873048782) )]::familiar_ty[], ARRAY[ ROW('55101987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418196" table:formula="of:=RANDBETWEEN(1000000;9999999)" table:style-name="ce2">
            <text:p>4418196</text:p>
          </table:table-cell>
          <table:table-cell office:value-type="float" office:value="55747920" table:formula="of:=RANDBETWEEN(10000000;99999999)" table:style-name="ce2">
            <text:p>5574792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3918610" table:formula="of:=RANDBETWEEN(1000000;9999999)" table:style-name="ce2">
            <text:p>3918610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8565413" table:formula="of:=RANDBETWEEN(1000000;9999999)" table:style-name="ce2">
            <text:p>8565413</text:p>
          </table:table-cell>
          <table:table-cell office:value-type="float" office:value="10734806" table:formula="of:=RANDBETWEEN(10000000;100000000)" table:style-name="ce2">
            <text:p>10734806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4418196) ,ROW('55747920','Malasia'),ARRAY['español','inglés','hindi','ruso','mandarín','null']::varchar(50)[], ARRAY[ ROW('Vicente','Juliano','Bello','Osuna','1978-12-06','tío',ROW(58,2123918610) ), ROW('Ophelia','Isabella','Pabon','Zambrano','1978-12-06','abuelo',ROW(58,2128565413) )]::familiar_ty[], ARRAY[ ROW('10734806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4418196) ,ROW('55747920','Malasia'),ARRAY['español','inglés','hindi','ruso','mandarín','null']::varchar(50)[], ARRAY[ ROW('Vicente','Juliano','Bello','Osuna','1978-12-06','tío',ROW(58,2123918610) ), ROW('Ophelia','Isabella','Pabon','Zambrano','1978-12-06','abuelo',ROW(58,2128565413) )]::familiar_ty[], ARRAY[ ROW('10734806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2832024" table:formula="of:=RANDBETWEEN(1000000;9999999)" table:style-name="ce2">
            <text:p>2832024</text:p>
          </table:table-cell>
          <table:table-cell office:value-type="float" office:value="27482351" table:formula="of:=RANDBETWEEN(10000000;99999999)" table:style-name="ce2">
            <text:p>2748235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7976557" table:formula="of:=RANDBETWEEN(1000000;9999999)" table:style-name="ce2">
            <text:p>7976557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6444670" table:formula="of:=RANDBETWEEN(1000000;9999999)" table:style-name="ce2">
            <text:p>6444670</text:p>
          </table:table-cell>
          <table:table-cell office:value-type="float" office:value="73178858" table:formula="of:=RANDBETWEEN(10000000;100000000)" table:style-name="ce2">
            <text:p>73178858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2832024) ,ROW('27482351','Zimbabue'),ARRAY['español','inglés','portugués','francés','null','null']::varchar(50)[], ARRAY[ ROW('Amada',null,'Rendon','Ochoa','1976-07-16','abuelo',ROW(58,2447976557) ), ROW('Rosalia',null,'Valles','Montes','1976-07-16','hermano',ROW(58,2446444670) )]::familiar_ty[], ARRAY[ ROW('73178858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2832024) ,ROW('27482351','Zimbabue'),ARRAY['español','inglés','portugués','francés','null','null']::varchar(50)[], ARRAY[ ROW('Amada',null,'Rendon','Ochoa','1976-07-16','abuelo',ROW(58,2447976557) ), ROW('Rosalia',null,'Valles','Montes','1976-07-16','hermano',ROW(58,2446444670) )]::familiar_ty[], ARRAY[ ROW('73178858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021158" table:formula="of:=RANDBETWEEN(1000000;9999999)" table:style-name="ce2">
            <text:p>9021158</text:p>
          </table:table-cell>
          <table:table-cell office:value-type="float" office:value="49381231" table:formula="of:=RANDBETWEEN(10000000;99999999)" table:style-name="ce2">
            <text:p>4938123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3158379" table:formula="of:=RANDBETWEEN(1000000;9999999)" table:style-name="ce2">
            <text:p>3158379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8495051" table:formula="of:=RANDBETWEEN(1000000;9999999)" table:style-name="ce2">
            <text:p>8495051</text:p>
          </table:table-cell>
          <table:table-cell office:value-type="float" office:value="77596000" table:formula="of:=RANDBETWEEN(10000000;100000000)" table:style-name="ce2">
            <text:p>77596000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45949895" table:formula="of:=RANDBETWEEN(10000000;100000000)" table:style-name="ce2">
            <text:p>45949895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9021158) ,ROW('49381231','Australia'),ARRAY['español','inglés','portugués','francés','null','null']::varchar(50)[], ARRAY[ ROW('Sebastian',null,'Cabral','Cedillo','1936-02-14','padre',ROW(58,4243158379) ), ROW('Magali',null,'Salmeron','Izquierdo','1936-02-14','tío',ROW(58,4248495051) )]::familiar_ty[], ARRAY[ ROW('77596000','Taiwán'),row('45949895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9021158) ,ROW('49381231','Australia'),ARRAY['español','inglés','portugués','francés','null','null']::varchar(50)[], ARRAY[ ROW('Sebastian',null,'Cabral','Cedillo','1936-02-14','padre',ROW(58,4243158379) ), ROW('Magali',null,'Salmeron','Izquierdo','1936-02-14','tío',ROW(58,4248495051) )]::familiar_ty[], ARRAY[ ROW('77596000','Taiwán'),row('45949895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602314" table:formula="of:=RANDBETWEEN(1000000;9999999)" table:style-name="ce2">
            <text:p>3602314</text:p>
          </table:table-cell>
          <table:table-cell office:value-type="float" office:value="96419133" table:formula="of:=RANDBETWEEN(10000000;99999999)" table:style-name="ce2">
            <text:p>9641913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9535480" table:formula="of:=RANDBETWEEN(1000000;9999999)" table:style-name="ce2">
            <text:p>9535480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4165936" table:formula="of:=RANDBETWEEN(1000000;9999999)" table:style-name="ce2">
            <text:p>4165936</text:p>
          </table:table-cell>
          <table:table-cell office:value-type="float" office:value="43765007" table:formula="of:=RANDBETWEEN(10000000;100000000)" table:style-name="ce2">
            <text:p>43765007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3602314) ,ROW('96419133','Holanda'),ARRAY['inglés','árabe','portugués','francés','null','null']::varchar(50)[], ARRAY[ ROW('Cornelio',null,'Ceja','Jaimes','1949-10-09','madre',ROW(58,2439535480) ), ROW('Gladys','Guadalupe','Nelson','Collazo','1949-10-09','tío',ROW(58,2434165936) )]::familiar_ty[], ARRAY[ ROW('43765007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3602314) ,ROW('96419133','Holanda'),ARRAY['inglés','árabe','portugués','francés','null','null']::varchar(50)[], ARRAY[ ROW('Cornelio',null,'Ceja','Jaimes','1949-10-09','madre',ROW(58,2439535480) ), ROW('Gladys','Guadalupe','Nelson','Collazo','1949-10-09','tío',ROW(58,2434165936) )]::familiar_ty[], ARRAY[ ROW('43765007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622995" table:formula="of:=RANDBETWEEN(1000000;9999999)" table:style-name="ce2">
            <text:p>1622995</text:p>
          </table:table-cell>
          <table:table-cell office:value-type="float" office:value="93214837" table:formula="of:=RANDBETWEEN(10000000;99999999)" table:style-name="ce2">
            <text:p>9321483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8156817" table:formula="of:=RANDBETWEEN(1000000;9999999)" table:style-name="ce2">
            <text:p>8156817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4124406" table:formula="of:=RANDBETWEEN(1000000;9999999)" table:style-name="ce2">
            <text:p>4124406</text:p>
          </table:table-cell>
          <table:table-cell office:value-type="float" office:value="55872056" table:formula="of:=RANDBETWEEN(10000000;100000000)" table:style-name="ce2">
            <text:p>55872056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1622995) ,ROW('93214837','Malasia'),ARRAY['español','inglés','hindi','ruso','mandarín','null']::varchar(50)[], ARRAY[ ROW('Marco','Maximiliano','Valadez','Thompson','1979-04-04','padre',ROW(58,4248156817) ), ROW('Paciano','Jose','Lima','Beltran','1979-04-04','primo',ROW(58,4244124406) )]::familiar_ty[], ARRAY[ ROW('55872056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1622995) ,ROW('93214837','Malasia'),ARRAY['español','inglés','hindi','ruso','mandarín','null']::varchar(50)[], ARRAY[ ROW('Marco','Maximiliano','Valadez','Thompson','1979-04-04','padre',ROW(58,4248156817) ), ROW('Paciano','Jose','Lima','Beltran','1979-04-04','primo',ROW(58,4244124406) )]::familiar_ty[], ARRAY[ ROW('55872056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4170412" table:formula="of:=RANDBETWEEN(1000000;9999999)" table:style-name="ce2">
            <text:p>4170412</text:p>
          </table:table-cell>
          <table:table-cell office:value-type="float" office:value="89359773" table:formula="of:=RANDBETWEEN(10000000;99999999)" table:style-name="ce2">
            <text:p>8935977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2350007" table:formula="of:=RANDBETWEEN(1000000;9999999)" table:style-name="ce2">
            <text:p>2350007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9712379" table:formula="of:=RANDBETWEEN(1000000;9999999)" table:style-name="ce2">
            <text:p>9712379</text:p>
          </table:table-cell>
          <table:table-cell office:value-type="float" office:value="64234306" table:formula="of:=RANDBETWEEN(10000000;100000000)" table:style-name="ce2">
            <text:p>64234306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23140111" table:formula="of:=RANDBETWEEN(10000000;100000000)" table:style-name="ce2">
            <text:p>2314011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4170412) ,ROW('89359773','Zimbabue'),ARRAY['español','inglés','portugués','francés','null','null']::varchar(50)[], ARRAY[ ROW('Naomi',null,'Powell','Butler','1979-05-22','abuelo',ROW(58,4142350007) ), ROW('Griselda',null,'Pedraza','Lozano','1979-05-22','abuelo',ROW(58,4149712379) )]::familiar_ty[], ARRAY[ ROW('64234306','Taiwán'),row('23140111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4170412) ,ROW('89359773','Zimbabue'),ARRAY['español','inglés','portugués','francés','null','null']::varchar(50)[], ARRAY[ ROW('Naomi',null,'Powell','Butler','1979-05-22','abuelo',ROW(58,4142350007) ), ROW('Griselda',null,'Pedraza','Lozano','1979-05-22','abuelo',ROW(58,4149712379) )]::familiar_ty[], ARRAY[ ROW('64234306','Taiwán'),row('23140111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600923" table:formula="of:=RANDBETWEEN(1000000;9999999)" table:style-name="ce2">
            <text:p>6600923</text:p>
          </table:table-cell>
          <table:table-cell office:value-type="float" office:value="23790021" table:formula="of:=RANDBETWEEN(10000000;99999999)" table:style-name="ce2">
            <text:p>2379002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1392898" table:formula="of:=RANDBETWEEN(1000000;9999999)" table:style-name="ce2">
            <text:p>1392898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2224300" table:formula="of:=RANDBETWEEN(1000000;9999999)" table:style-name="ce2">
            <text:p>2224300</text:p>
          </table:table-cell>
          <table:table-cell office:value-type="float" office:value="81998907" table:formula="of:=RANDBETWEEN(10000000;100000000)" table:style-name="ce2">
            <text:p>81998907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24647052" table:formula="of:=RANDBETWEEN(10000000;100000000)" table:style-name="ce2">
            <text:p>24647052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6600923) ,ROW('23790021','Australia'),ARRAY['español','inglés','portugués','francés','null','null']::varchar(50)[], ARRAY[ ROW('Marlene',null,'Maravilla','Merino','1938-07-26','madre',ROW(58,4121392898) ), ROW('Emiliana',null,'Mariscal','Lora','1938-07-26','padre',ROW(58,4122224300) )]::familiar_ty[], ARRAY[ ROW('81998907','Taiwán'),row('24647052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6600923) ,ROW('23790021','Australia'),ARRAY['español','inglés','portugués','francés','null','null']::varchar(50)[], ARRAY[ ROW('Marlene',null,'Maravilla','Merino','1938-07-26','madre',ROW(58,4121392898) ), ROW('Emiliana',null,'Mariscal','Lora','1938-07-26','padre',ROW(58,4122224300) )]::familiar_ty[], ARRAY[ ROW('81998907','Taiwán'),row('24647052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103599" table:formula="of:=RANDBETWEEN(1000000;9999999)" table:style-name="ce2">
            <text:p>3103599</text:p>
          </table:table-cell>
          <table:table-cell office:value-type="float" office:value="86647783" table:formula="of:=RANDBETWEEN(10000000;99999999)" table:style-name="ce2">
            <text:p>8664778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617643" table:formula="of:=RANDBETWEEN(1000000;9999999)" table:style-name="ce2">
            <text:p>4617643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9449961" table:formula="of:=RANDBETWEEN(1000000;9999999)" table:style-name="ce2">
            <text:p>9449961</text:p>
          </table:table-cell>
          <table:table-cell office:value-type="float" office:value="74222104" table:formula="of:=RANDBETWEEN(10000000;100000000)" table:style-name="ce2">
            <text:p>74222104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3103599) ,ROW('86647783','Holanda'),ARRAY['inglés','árabe','portugués','francés','null','null']::varchar(50)[], ARRAY[ ROW('Liliana',null,'Cavazos','Coronado','1949-10-16','hermano',ROW(58,2814617643) ), ROW('Dulce','Aleyda','Jacobo','Farias','1949-10-16','padre',ROW(58,2819449961) )]::familiar_ty[], ARRAY[ ROW('74222104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3103599) ,ROW('86647783','Holanda'),ARRAY['inglés','árabe','portugués','francés','null','null']::varchar(50)[], ARRAY[ ROW('Liliana',null,'Cavazos','Coronado','1949-10-16','hermano',ROW(58,2814617643) ), ROW('Dulce','Aleyda','Jacobo','Farias','1949-10-16','padre',ROW(58,2819449961) )]::familiar_ty[], ARRAY[ ROW('74222104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305161" table:formula="of:=RANDBETWEEN(1000000;9999999)" table:style-name="ce2">
            <text:p>5305161</text:p>
          </table:table-cell>
          <table:table-cell office:value-type="float" office:value="65430757" table:formula="of:=RANDBETWEEN(10000000;99999999)" table:style-name="ce2">
            <text:p>6543075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5813202" table:formula="of:=RANDBETWEEN(1000000;9999999)" table:style-name="ce2">
            <text:p>5813202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1567918" table:formula="of:=RANDBETWEEN(1000000;9999999)" table:style-name="ce2">
            <text:p>1567918</text:p>
          </table:table-cell>
          <table:table-cell office:value-type="float" office:value="25372105" table:formula="of:=RANDBETWEEN(10000000;100000000)" table:style-name="ce2">
            <text:p>25372105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5305161) ,ROW('65430757','Malasia'),ARRAY['español','inglés','hindi','ruso','mandarín','bengalí']::varchar(50)[], ARRAY[ ROW('Ana','Carola','Olivares','Rubio','1979-08-01','madre',ROW(58,2875813202) ), ROW('Marcelo','Vicente','Montez','Walker','1979-08-01','hermano',ROW(58,2871567918) )]::familiar_ty[], ARRAY[ ROW('25372105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5305161) ,ROW('65430757','Malasia'),ARRAY['español','inglés','hindi','ruso','mandarín','bengalí']::varchar(50)[], ARRAY[ ROW('Ana','Carola','Olivares','Rubio','1979-08-01','madre',ROW(58,2875813202) ), ROW('Marcelo','Vicente','Montez','Walker','1979-08-01','hermano',ROW(58,2871567918) )]::familiar_ty[], ARRAY[ ROW('25372105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391178" table:formula="of:=RANDBETWEEN(1000000;9999999)" table:style-name="ce2">
            <text:p>6391178</text:p>
          </table:table-cell>
          <table:table-cell office:value-type="float" office:value="75577331" table:formula="of:=RANDBETWEEN(10000000;99999999)" table:style-name="ce2">
            <text:p>7557733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4195331" table:formula="of:=RANDBETWEEN(1000000;9999999)" table:style-name="ce2">
            <text:p>4195331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6158710" table:formula="of:=RANDBETWEEN(1000000;9999999)" table:style-name="ce2">
            <text:p>6158710</text:p>
          </table:table-cell>
          <table:table-cell office:value-type="float" office:value="91491960" table:formula="of:=RANDBETWEEN(10000000;100000000)" table:style-name="ce2">
            <text:p>91491960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51099645" table:formula="of:=RANDBETWEEN(10000000;100000000)" table:style-name="ce2">
            <text:p>5109964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6391178) ,ROW('75577331','Zimbabue'),ARRAY['español','inglés','portugués','francés','null','null']::varchar(50)[], ARRAY[ ROW('Adrian',null,'Price','Becerra','1981-01-22','primo',ROW(58,4124195331) ), ROW('Daniel',null,'Price','Gallardo','1981-01-22','abuelo',ROW(58,4126158710) )]::familiar_ty[], ARRAY[ ROW('91491960','Taiwán'),row('51099645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6391178) ,ROW('75577331','Zimbabue'),ARRAY['español','inglés','portugués','francés','null','null']::varchar(50)[], ARRAY[ ROW('Adrian',null,'Price','Becerra','1981-01-22','primo',ROW(58,4124195331) ), ROW('Daniel',null,'Price','Gallardo','1981-01-22','abuelo',ROW(58,4126158710) )]::familiar_ty[], ARRAY[ ROW('91491960','Taiwán'),row('51099645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381250" table:formula="of:=RANDBETWEEN(1000000;9999999)" table:style-name="ce2">
            <text:p>1381250</text:p>
          </table:table-cell>
          <table:table-cell office:value-type="float" office:value="99224971" table:formula="of:=RANDBETWEEN(10000000;99999999)" table:style-name="ce2">
            <text:p>9922497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260463" table:formula="of:=RANDBETWEEN(1000000;9999999)" table:style-name="ce2">
            <text:p>3260463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3462204" table:formula="of:=RANDBETWEEN(1000000;9999999)" table:style-name="ce2">
            <text:p>3462204</text:p>
          </table:table-cell>
          <table:table-cell office:value-type="float" office:value="40944787" table:formula="of:=RANDBETWEEN(10000000;100000000)" table:style-name="ce2">
            <text:p>40944787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1381250) ,ROW('99224971','Australia'),ARRAY['español','inglés','hindi','ruso','mandarín','bengalí']::varchar(50)[], ARRAY[ ROW('Anunciacion',null,'Osuna','Barcenas','1938-06-18','hermano',ROW(58,4123260463) ), ROW('Juan','Gregorio','Madrid','Larios','1938-06-18','tío',ROW(58,4123462204) )]::familiar_ty[], ARRAY[ ROW('40944787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1381250) ,ROW('99224971','Australia'),ARRAY['español','inglés','hindi','ruso','mandarín','bengalí']::varchar(50)[], ARRAY[ ROW('Anunciacion',null,'Osuna','Barcenas','1938-06-18','hermano',ROW(58,4123260463) ), ROW('Juan','Gregorio','Madrid','Larios','1938-06-18','tío',ROW(58,4123462204) )]::familiar_ty[], ARRAY[ ROW('40944787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308982" table:formula="of:=RANDBETWEEN(1000000;9999999)" table:style-name="ce2">
            <text:p>2308982</text:p>
          </table:table-cell>
          <table:table-cell office:value-type="float" office:value="72473909" table:formula="of:=RANDBETWEEN(10000000;99999999)" table:style-name="ce2">
            <text:p>7247390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667294" table:formula="of:=RANDBETWEEN(1000000;9999999)" table:style-name="ce2">
            <text:p>866729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6238523" table:formula="of:=RANDBETWEEN(1000000;9999999)" table:style-name="ce2">
            <text:p>6238523</text:p>
          </table:table-cell>
          <table:table-cell office:value-type="float" office:value="75614266" table:formula="of:=RANDBETWEEN(10000000;100000000)" table:style-name="ce2">
            <text:p>75614266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2308982) ,ROW('72473909','Holanda'),ARRAY['español','inglés','hindi','francés','null','null']::varchar(50)[], ARRAY[ ROW('Liliana','Luisa','Carrillo','Cartagena','1956-12-09','hermano',ROW(58,4248667294) ), ROW('Ava','Guadalupe','Suarez','Caballero','1956-12-09','tío',ROW(58,4246238523) )]::familiar_ty[], ARRAY[ ROW('75614266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2308982) ,ROW('72473909','Holanda'),ARRAY['español','inglés','hindi','francés','null','null']::varchar(50)[], ARRAY[ ROW('Liliana','Luisa','Carrillo','Cartagena','1956-12-09','hermano',ROW(58,4248667294) ), ROW('Ava','Guadalupe','Suarez','Caballero','1956-12-09','tío',ROW(58,4246238523) )]::familiar_ty[], ARRAY[ ROW('75614266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903593" table:formula="of:=RANDBETWEEN(1000000;9999999)" table:style-name="ce2">
            <text:p>5903593</text:p>
          </table:table-cell>
          <table:table-cell office:value-type="float" office:value="75035956" table:formula="of:=RANDBETWEEN(10000000;99999999)" table:style-name="ce2">
            <text:p>7503595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587246" table:formula="of:=RANDBETWEEN(1000000;9999999)" table:style-name="ce2">
            <text:p>858724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2700503" table:formula="of:=RANDBETWEEN(1000000;9999999)" table:style-name="ce2">
            <text:p>2700503</text:p>
          </table:table-cell>
          <table:table-cell office:value-type="float" office:value="90563645" table:formula="of:=RANDBETWEEN(10000000;100000000)" table:style-name="ce2">
            <text:p>90563645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5903593) ,ROW('75035956','Taiwán'),ARRAY['inglés','árabe','portugués','francés','null','null']::varchar(50)[], ARRAY[ ROW('Santiago',null,'Lozada','Ledesma','1964-03-10','hermano',ROW(58,4248587246) ), ROW('Libertad','Eliana','Garces','Casanova','1964-03-10','tío',ROW(58,4242700503) )]::familiar_ty[], ARRAY[ ROW('90563645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5903593) ,ROW('75035956','Taiwán'),ARRAY['inglés','árabe','portugués','francés','null','null']::varchar(50)[], ARRAY[ ROW('Santiago',null,'Lozada','Ledesma','1964-03-10','hermano',ROW(58,4248587246) ), ROW('Libertad','Eliana','Garces','Casanova','1964-03-10','tío',ROW(58,4242700503) )]::familiar_ty[], ARRAY[ ROW('90563645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310002" table:formula="of:=RANDBETWEEN(1000000;9999999)" table:style-name="ce2">
            <text:p>2310002</text:p>
          </table:table-cell>
          <table:table-cell office:value-type="float" office:value="55072438" table:formula="of:=RANDBETWEEN(10000000;99999999)" table:style-name="ce2">
            <text:p>5507243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7328603" table:formula="of:=RANDBETWEEN(1000000;9999999)" table:style-name="ce2">
            <text:p>7328603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2843016" table:formula="of:=RANDBETWEEN(1000000;9999999)" table:style-name="ce2">
            <text:p>2843016</text:p>
          </table:table-cell>
          <table:table-cell office:value-type="float" office:value="76573530" table:formula="of:=RANDBETWEEN(10000000;100000000)" table:style-name="ce2">
            <text:p>76573530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2310002) ,ROW('55072438','Zimbabue'),ARRAY['español','inglés','hindi','ruso','mandarín','bengalí']::varchar(50)[], ARRAY[ ROW('Emma','Audrey','Verduzco','Gallegos','1980-07-05','tío',ROW(58,2617328603) ), ROW('Flor','Esperanza','Peterson','Sarmiento','1980-07-05','abuelo',ROW(58,2612843016) )]::familiar_ty[], ARRAY[ ROW('76573530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2310002) ,ROW('55072438','Zimbabue'),ARRAY['español','inglés','hindi','ruso','mandarín','bengalí']::varchar(50)[], ARRAY[ ROW('Emma','Audrey','Verduzco','Gallegos','1980-07-05','tío',ROW(58,2617328603) ), ROW('Flor','Esperanza','Peterson','Sarmiento','1980-07-05','abuelo',ROW(58,2612843016) )]::familiar_ty[], ARRAY[ ROW('76573530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6127414" table:formula="of:=RANDBETWEEN(1000000;9999999)" table:style-name="ce2">
            <text:p>6127414</text:p>
          </table:table-cell>
          <table:table-cell office:value-type="float" office:value="53234474" table:formula="of:=RANDBETWEEN(10000000;99999999)" table:style-name="ce2">
            <text:p>5323447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406243" table:formula="of:=RANDBETWEEN(1000000;9999999)" table:style-name="ce2">
            <text:p>7406243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095667" table:formula="of:=RANDBETWEEN(1000000;9999999)" table:style-name="ce2">
            <text:p>7095667</text:p>
          </table:table-cell>
          <table:table-cell office:value-type="float" office:value="53784306" table:formula="of:=RANDBETWEEN(10000000;100000000)" table:style-name="ce2">
            <text:p>53784306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6127414) ,ROW('53234474','Australia'),ARRAY['español','inglés','hindi','ruso','mandarín','null']::varchar(50)[], ARRAY[ ROW('Hilda',null,'Landa','Trejo','1942-09-24','hermano',ROW(58,2127406243) ), ROW('Ivan','Vivaldo','Monge','Orozco','1942-09-24','padre',ROW(58,2127095667) )]::familiar_ty[], ARRAY[ ROW('53784306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6127414) ,ROW('53234474','Australia'),ARRAY['español','inglés','hindi','ruso','mandarín','null']::varchar(50)[], ARRAY[ ROW('Hilda',null,'Landa','Trejo','1942-09-24','hermano',ROW(58,2127406243) ), ROW('Ivan','Vivaldo','Monge','Orozco','1942-09-24','padre',ROW(58,2127095667) )]::familiar_ty[], ARRAY[ ROW('53784306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770473" table:formula="of:=RANDBETWEEN(1000000;9999999)" table:style-name="ce2">
            <text:p>3770473</text:p>
          </table:table-cell>
          <table:table-cell office:value-type="float" office:value="53220509" table:formula="of:=RANDBETWEEN(10000000;99999999)" table:style-name="ce2">
            <text:p>5322050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953759" table:formula="of:=RANDBETWEEN(1000000;9999999)" table:style-name="ce2">
            <text:p>395375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8714462" table:formula="of:=RANDBETWEEN(1000000;9999999)" table:style-name="ce2">
            <text:p>8714462</text:p>
          </table:table-cell>
          <table:table-cell office:value-type="float" office:value="25423121" table:formula="of:=RANDBETWEEN(10000000;100000000)" table:style-name="ce2">
            <text:p>25423121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3770473) ,ROW('53220509','Holanda'),ARRAY['español','inglés','hindi','ruso','null','null']::varchar(50)[], ARRAY[ ROW('Nadia','Monica','Flores','Correa','1958-01-04','abuelo',ROW(58,2873953759) ), ROW('Victoria','Donatila','Vidal','Gastelum','1958-01-04','padre',ROW(58,2878714462) )]::familiar_ty[], ARRAY[ ROW('25423121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3770473) ,ROW('53220509','Holanda'),ARRAY['español','inglés','hindi','ruso','null','null']::varchar(50)[], ARRAY[ ROW('Nadia','Monica','Flores','Correa','1958-01-04','abuelo',ROW(58,2873953759) ), ROW('Victoria','Donatila','Vidal','Gastelum','1958-01-04','padre',ROW(58,2878714462) )]::familiar_ty[], ARRAY[ ROW('25423121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697945" table:formula="of:=RANDBETWEEN(1000000;9999999)" table:style-name="ce2">
            <text:p>3697945</text:p>
          </table:table-cell>
          <table:table-cell office:value-type="float" office:value="25429923" table:formula="of:=RANDBETWEEN(10000000;99999999)" table:style-name="ce2">
            <text:p>25429923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421685" table:formula="of:=RANDBETWEEN(1000000;9999999)" table:style-name="ce2">
            <text:p>842168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5936161" table:formula="of:=RANDBETWEEN(1000000;9999999)" table:style-name="ce2">
            <text:p>5936161</text:p>
          </table:table-cell>
          <table:table-cell office:value-type="float" office:value="67847530" table:formula="of:=RANDBETWEEN(10000000;100000000)" table:style-name="ce2">
            <text:p>67847530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3697945) ,ROW('25429923','Taiwán'),ARRAY['inglés','árabe','portugués','francés','null','null']::varchar(50)[], ARRAY[ ROW('Haydee',null,'Solis','Villeda','1965-12-24','hermano',ROW(58,4128421685) ), ROW('Ignacio','Chistopher','Concepcion','Teran','1965-12-24','padre',ROW(58,4125936161) )]::familiar_ty[], ARRAY[ ROW('67847530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3697945) ,ROW('25429923','Taiwán'),ARRAY['inglés','árabe','portugués','francés','null','null']::varchar(50)[], ARRAY[ ROW('Haydee',null,'Solis','Villeda','1965-12-24','hermano',ROW(58,4128421685) ), ROW('Ignacio','Chistopher','Concepcion','Teran','1965-12-24','padre',ROW(58,4125936161) )]::familiar_ty[], ARRAY[ ROW('67847530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653939" table:formula="of:=RANDBETWEEN(1000000;9999999)" table:style-name="ce2">
            <text:p>7653939</text:p>
          </table:table-cell>
          <table:table-cell office:value-type="float" office:value="45837251" table:formula="of:=RANDBETWEEN(10000000;99999999)" table:style-name="ce2">
            <text:p>4583725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6516131" table:formula="of:=RANDBETWEEN(1000000;9999999)" table:style-name="ce2">
            <text:p>6516131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394399" table:formula="of:=RANDBETWEEN(1000000;9999999)" table:style-name="ce2">
            <text:p>2394399</text:p>
          </table:table-cell>
          <table:table-cell office:value-type="float" office:value="99279908" table:formula="of:=RANDBETWEEN(10000000;100000000)" table:style-name="ce2">
            <text:p>99279908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7653939) ,ROW('45837251','Zimbabue'),ARRAY['español','inglés','hindi','ruso','mandarín','bengalí']::varchar(50)[], ARRAY[ ROW('Ives','Jorge','Narvaez','Tolentino','1980-09-16','padre',ROW(58,2446516131) ), ROW('Nicolas','Abelardo','Tafoya','Peralta','1980-09-16','abuelo',ROW(58,2442394399) )]::familiar_ty[], ARRAY[ ROW('99279908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7653939) ,ROW('45837251','Zimbabue'),ARRAY['español','inglés','hindi','ruso','mandarín','bengalí']::varchar(50)[], ARRAY[ ROW('Ives','Jorge','Narvaez','Tolentino','1980-09-16','padre',ROW(58,2446516131) ), ROW('Nicolas','Abelardo','Tafoya','Peralta','1980-09-16','abuelo',ROW(58,2442394399) )]::familiar_ty[], ARRAY[ ROW('99279908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035850" table:formula="of:=RANDBETWEEN(1000000;9999999)" table:style-name="ce2">
            <text:p>6035850</text:p>
          </table:table-cell>
          <table:table-cell office:value-type="float" office:value="90938854" table:formula="of:=RANDBETWEEN(10000000;99999999)" table:style-name="ce2">
            <text:p>9093885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4395882" table:formula="of:=RANDBETWEEN(1000000;9999999)" table:style-name="ce2">
            <text:p>4395882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4240263" table:formula="of:=RANDBETWEEN(1000000;9999999)" table:style-name="ce2">
            <text:p>4240263</text:p>
          </table:table-cell>
          <table:table-cell office:value-type="float" office:value="65872983" table:formula="of:=RANDBETWEEN(10000000;100000000)" table:style-name="ce2">
            <text:p>65872983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6035850) ,ROW('90938854','Australia'),ARRAY['español','inglés','hindi','ruso','mandarín','null']::varchar(50)[], ARRAY[ ROW('Atenea',null,'Amaya','Patino','1943-03-10','abuelo',ROW(58,4244395882) ), ROW('Andres','Caligula','Salguero','Cantu','1943-03-10','madre',ROW(58,4244240263) )]::familiar_ty[], ARRAY[ ROW('65872983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6035850) ,ROW('90938854','Australia'),ARRAY['español','inglés','hindi','ruso','mandarín','null']::varchar(50)[], ARRAY[ ROW('Atenea',null,'Amaya','Patino','1943-03-10','abuelo',ROW(58,4244395882) ), ROW('Andres','Caligula','Salguero','Cantu','1943-03-10','madre',ROW(58,4244240263) )]::familiar_ty[], ARRAY[ ROW('65872983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437242" table:formula="of:=RANDBETWEEN(1000000;9999999)" table:style-name="ce2">
            <text:p>5437242</text:p>
          </table:table-cell>
          <table:table-cell office:value-type="float" office:value="42633705" table:formula="of:=RANDBETWEEN(10000000;99999999)" table:style-name="ce2">
            <text:p>4263370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9363300" table:formula="of:=RANDBETWEEN(1000000;9999999)" table:style-name="ce2">
            <text:p>9363300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6782652" table:formula="of:=RANDBETWEEN(1000000;9999999)" table:style-name="ce2">
            <text:p>6782652</text:p>
          </table:table-cell>
          <table:table-cell office:value-type="float" office:value="88997969" table:formula="of:=RANDBETWEEN(10000000;100000000)" table:style-name="ce2">
            <text:p>88997969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5437242) ,ROW('42633705','Holanda'),ARRAY['español','inglés','hindi','ruso','null','null']::varchar(50)[], ARRAY[ ROW('Marcos','Venancio','Caldera','Alcantara','1959-04-26','abuelo',ROW(58,2439363300) ), ROW('Michael',null,'Montero','Mora','1959-04-26','madre',ROW(58,2436782652) )]::familiar_ty[], ARRAY[ ROW('88997969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5437242) ,ROW('42633705','Holanda'),ARRAY['español','inglés','hindi','ruso','null','null']::varchar(50)[], ARRAY[ ROW('Marcos','Venancio','Caldera','Alcantara','1959-04-26','abuelo',ROW(58,2439363300) ), ROW('Michael',null,'Montero','Mora','1959-04-26','madre',ROW(58,2436782652) )]::familiar_ty[], ARRAY[ ROW('88997969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981163" table:formula="of:=RANDBETWEEN(1000000;9999999)" table:style-name="ce2">
            <text:p>3981163</text:p>
          </table:table-cell>
          <table:table-cell office:value-type="float" office:value="19958737" table:formula="of:=RANDBETWEEN(10000000;99999999)" table:style-name="ce2">
            <text:p>1995873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6936611" table:formula="of:=RANDBETWEEN(1000000;9999999)" table:style-name="ce2">
            <text:p>6936611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7851394" table:formula="of:=RANDBETWEEN(1000000;9999999)" table:style-name="ce2">
            <text:p>7851394</text:p>
          </table:table-cell>
          <table:table-cell office:value-type="float" office:value="22858001" table:formula="of:=RANDBETWEEN(10000000;100000000)" table:style-name="ce2">
            <text:p>22858001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3981163) ,ROW('19958737','Taiwán'),ARRAY['inglés','árabe','portugués','francés','null','null']::varchar(50)[], ARRAY[ ROW('Caligula',null,'Estevez','Cifuentes','1970-06-29','abuelo',ROW(58,2126936611) ), ROW('Fidel','Juan','Regalado','Machuca','1970-06-29','madre',ROW(58,2127851394) )]::familiar_ty[], ARRAY[ ROW('22858001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3981163) ,ROW('19958737','Taiwán'),ARRAY['inglés','árabe','portugués','francés','null','null']::varchar(50)[], ARRAY[ ROW('Caligula',null,'Estevez','Cifuentes','1970-06-29','abuelo',ROW(58,2126936611) ), ROW('Fidel','Juan','Regalado','Machuca','1970-06-29','madre',ROW(58,2127851394) )]::familiar_ty[], ARRAY[ ROW('22858001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012021" table:formula="of:=RANDBETWEEN(1000000;9999999)" table:style-name="ce2">
            <text:p>3012021</text:p>
          </table:table-cell>
          <table:table-cell office:value-type="float" office:value="27928174" table:formula="of:=RANDBETWEEN(10000000;99999999)" table:style-name="ce2">
            <text:p>27928174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5911189" table:formula="of:=RANDBETWEEN(1000000;9999999)" table:style-name="ce2">
            <text:p>5911189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2038517" table:formula="of:=RANDBETWEEN(1000000;9999999)" table:style-name="ce2">
            <text:p>2038517</text:p>
          </table:table-cell>
          <table:table-cell office:value-type="float" office:value="55687014" table:formula="of:=RANDBETWEEN(10000000;100000000)" table:style-name="ce2">
            <text:p>55687014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3012021) ,ROW('27928174','Zimbabue'),ARRAY['español','inglés','hindi','ruso','mandarín','bengalí']::varchar(50)[], ARRAY[ ROW('Arturo',null,'Lovato','Hernandes','1938-03-06','madre',ROW(58,4145911189) ), ROW('Aidana','Consuelo','Hidalgo','Rodrigues','1938-03-06','primo',ROW(58,4142038517) )]::familiar_ty[], ARRAY[ ROW('55687014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3012021) ,ROW('27928174','Zimbabue'),ARRAY['español','inglés','hindi','ruso','mandarín','bengalí']::varchar(50)[], ARRAY[ ROW('Arturo',null,'Lovato','Hernandes','1938-03-06','madre',ROW(58,4145911189) ), ROW('Aidana','Consuelo','Hidalgo','Rodrigues','1938-03-06','primo',ROW(58,4142038517) )]::familiar_ty[], ARRAY[ ROW('55687014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5377638" table:formula="of:=RANDBETWEEN(1000000;9999999)" table:style-name="ce2">
            <text:p>5377638</text:p>
          </table:table-cell>
          <table:table-cell office:value-type="float" office:value="64332267" table:formula="of:=RANDBETWEEN(10000000;99999999)" table:style-name="ce2">
            <text:p>6433226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7424290" table:formula="of:=RANDBETWEEN(1000000;9999999)" table:style-name="ce2">
            <text:p>7424290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1518839" table:formula="of:=RANDBETWEEN(1000000;9999999)" table:style-name="ce2">
            <text:p>1518839</text:p>
          </table:table-cell>
          <table:table-cell office:value-type="float" office:value="16104232" table:formula="of:=RANDBETWEEN(10000000;100000000)" table:style-name="ce2">
            <text:p>16104232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5377638) ,ROW('64332267','Australia'),ARRAY['español','inglés','portugués','francés','null','null']::varchar(50)[], ARRAY[ ROW('Eleazar','Cesarino','Pina','Watson','1946-02-25','primo',ROW(58,2127424290) ), ROW('Gloria','Lorena','Valdez','Orozco','1946-02-25','padre',ROW(58,2121518839) )]::familiar_ty[], ARRAY[ ROW('16104232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5377638) ,ROW('64332267','Australia'),ARRAY['español','inglés','portugués','francés','null','null']::varchar(50)[], ARRAY[ ROW('Eleazar','Cesarino','Pina','Watson','1946-02-25','primo',ROW(58,2127424290) ), ROW('Gloria','Lorena','Valdez','Orozco','1946-02-25','padre',ROW(58,2121518839) )]::familiar_ty[], ARRAY[ ROW('16104232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312322" table:formula="of:=RANDBETWEEN(1000000;9999999)" table:style-name="ce2">
            <text:p>9312322</text:p>
          </table:table-cell>
          <table:table-cell office:value-type="float" office:value="95712153" table:formula="of:=RANDBETWEEN(10000000;99999999)" table:style-name="ce2">
            <text:p>9571215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290551" table:formula="of:=RANDBETWEEN(1000000;9999999)" table:style-name="ce2">
            <text:p>6290551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777389" table:formula="of:=RANDBETWEEN(1000000;9999999)" table:style-name="ce2">
            <text:p>3777389</text:p>
          </table:table-cell>
          <table:table-cell office:value-type="float" office:value="15641585" table:formula="of:=RANDBETWEEN(10000000;100000000)" table:style-name="ce2">
            <text:p>15641585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9312322) ,ROW('95712153','Irlanda'),ARRAY['inglés','árabe','portugués','francés','null','null']::varchar(50)[], ARRAY[ ROW('Irma','Nieves','Roque','Urias','1940-04-13','primo',ROW(58,4126290551) ), ROW('Celeste','Soledad','Chacon','Machado','1940-04-13','hermano',ROW(58,4123777389) )]::familiar_ty[], ARRAY[ ROW('15641585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9312322) ,ROW('95712153','Irlanda'),ARRAY['inglés','árabe','portugués','francés','null','null']::varchar(50)[], ARRAY[ ROW('Irma','Nieves','Roque','Urias','1940-04-13','primo',ROW(58,4126290551) ), ROW('Celeste','Soledad','Chacon','Machado','1940-04-13','hermano',ROW(58,4123777389) )]::familiar_ty[], ARRAY[ ROW('15641585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102012" table:formula="of:=RANDBETWEEN(1000000;9999999)" table:style-name="ce2">
            <text:p>1102012</text:p>
          </table:table-cell>
          <table:table-cell office:value-type="float" office:value="38189322" table:formula="of:=RANDBETWEEN(10000000;99999999)" table:style-name="ce2">
            <text:p>3818932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5082510" table:formula="of:=RANDBETWEEN(1000000;9999999)" table:style-name="ce2">
            <text:p>5082510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180087" table:formula="of:=RANDBETWEEN(1000000;9999999)" table:style-name="ce2">
            <text:p>6180087</text:p>
          </table:table-cell>
          <table:table-cell office:value-type="float" office:value="89760992" table:formula="of:=RANDBETWEEN(10000000;100000000)" table:style-name="ce2">
            <text:p>89760992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92030244" table:formula="of:=RANDBETWEEN(10000000;100000000)" table:style-name="ce2">
            <text:p>9203024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1102012) ,ROW('38189322','Taiwán'),ARRAY['español','inglés','hindi','ruso','mandarín','null']::varchar(50)[], ARRAY[ ROW('Mario','Marcelo','Alexander','Roberts','1960-08-26','primo',ROW(58,4125082510) ), ROW('Cayetano','Fulgencio','Marquez','Infante','1960-08-26','primo',ROW(58,4126180087) )]::familiar_ty[], ARRAY[ ROW('89760992','Uganda'),row('92030244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1102012) ,ROW('38189322','Taiwán'),ARRAY['español','inglés','hindi','ruso','mandarín','null']::varchar(50)[], ARRAY[ ROW('Mario','Marcelo','Alexander','Roberts','1960-08-26','primo',ROW(58,4125082510) ), ROW('Cayetano','Fulgencio','Marquez','Infante','1960-08-26','primo',ROW(58,4126180087) )]::familiar_ty[], ARRAY[ ROW('89760992','Uganda'),row('92030244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272266" table:formula="of:=RANDBETWEEN(1000000;9999999)" table:style-name="ce2">
            <text:p>3272266</text:p>
          </table:table-cell>
          <table:table-cell office:value-type="float" office:value="31694711" table:formula="of:=RANDBETWEEN(10000000;99999999)" table:style-name="ce2">
            <text:p>3169471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2365032" table:formula="of:=RANDBETWEEN(1000000;9999999)" table:style-name="ce2">
            <text:p>2365032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1325411" table:formula="of:=RANDBETWEEN(1000000;9999999)" table:style-name="ce2">
            <text:p>1325411</text:p>
          </table:table-cell>
          <table:table-cell office:value-type="float" office:value="94039559" table:formula="of:=RANDBETWEEN(10000000;100000000)" table:style-name="ce2">
            <text:p>94039559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3272266) ,ROW('31694711','Zimbabue'),ARRAY['español','inglés','portugués','francés','null','null']::varchar(50)[], ARRAY[ ROW('Italo','Florindo','Barragan','Salinas','1936-11-09','hermano',ROW(58,2442365032) ), ROW('Genesis','Ana','Davis','Vicente','1936-11-09','abuelo',ROW(58,2441325411) )]::familiar_ty[], ARRAY[ ROW('94039559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3272266) ,ROW('31694711','Zimbabue'),ARRAY['español','inglés','portugués','francés','null','null']::varchar(50)[], ARRAY[ ROW('Italo','Florindo','Barragan','Salinas','1936-11-09','hermano',ROW(58,2442365032) ), ROW('Genesis','Ana','Davis','Vicente','1936-11-09','abuelo',ROW(58,2441325411) )]::familiar_ty[], ARRAY[ ROW('94039559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179885" table:formula="of:=RANDBETWEEN(1000000;9999999)" table:style-name="ce2">
            <text:p>3179885</text:p>
          </table:table-cell>
          <table:table-cell office:value-type="float" office:value="75976220" table:formula="of:=RANDBETWEEN(10000000;99999999)" table:style-name="ce2">
            <text:p>7597622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165145" table:formula="of:=RANDBETWEEN(1000000;9999999)" table:style-name="ce2">
            <text:p>6165145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399288" table:formula="of:=RANDBETWEEN(1000000;9999999)" table:style-name="ce2">
            <text:p>1399288</text:p>
          </table:table-cell>
          <table:table-cell office:value-type="float" office:value="24349320" table:formula="of:=RANDBETWEEN(10000000;100000000)" table:style-name="ce2">
            <text:p>24349320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3179885) ,ROW('75976220','Australia'),ARRAY['español','inglés','portugués','francés','null','null']::varchar(50)[], ARRAY[ ROW('Felix','Petronilo','Abarca','Melo','1946-05-22','primo',ROW(58,4246165145) ), ROW('Inocencia','Carolina','Menendez','Saldana','1946-05-22','madre',ROW(58,4241399288) )]::familiar_ty[], ARRAY[ ROW('24349320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3179885) ,ROW('75976220','Australia'),ARRAY['español','inglés','portugués','francés','null','null']::varchar(50)[], ARRAY[ ROW('Felix','Petronilo','Abarca','Melo','1946-05-22','primo',ROW(58,4246165145) ), ROW('Inocencia','Carolina','Menendez','Saldana','1946-05-22','madre',ROW(58,4241399288) )]::familiar_ty[], ARRAY[ ROW('24349320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525381" table:formula="of:=RANDBETWEEN(1000000;9999999)" table:style-name="ce2">
            <text:p>5525381</text:p>
          </table:table-cell>
          <table:table-cell office:value-type="float" office:value="88621788" table:formula="of:=RANDBETWEEN(10000000;99999999)" table:style-name="ce2">
            <text:p>8862178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2865525" table:formula="of:=RANDBETWEEN(1000000;9999999)" table:style-name="ce2">
            <text:p>286552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204399" table:formula="of:=RANDBETWEEN(1000000;9999999)" table:style-name="ce2">
            <text:p>6204399</text:p>
          </table:table-cell>
          <table:table-cell office:value-type="float" office:value="57350707" table:formula="of:=RANDBETWEEN(10000000;100000000)" table:style-name="ce2">
            <text:p>57350707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5525381) ,ROW('88621788','Irlanda'),ARRAY['inglés','árabe','portugués','francés','null','null']::varchar(50)[], ARRAY[ ROW('Teodora','Libertad','Montero','Aparicio','1940-09-24','tío',ROW(58,2122865525) ), ROW('Marlene','Donatila','Rosa','Almazan','1940-09-24','hermano',ROW(58,2126204399) )]::familiar_ty[], ARRAY[ ROW('57350707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5525381) ,ROW('88621788','Irlanda'),ARRAY['inglés','árabe','portugués','francés','null','null']::varchar(50)[], ARRAY[ ROW('Teodora','Libertad','Montero','Aparicio','1940-09-24','tío',ROW(58,2122865525) ), ROW('Marlene','Donatila','Rosa','Almazan','1940-09-24','hermano',ROW(58,2126204399) )]::familiar_ty[], ARRAY[ ROW('57350707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418121" table:formula="of:=RANDBETWEEN(1000000;9999999)" table:style-name="ce2">
            <text:p>8418121</text:p>
          </table:table-cell>
          <table:table-cell office:value-type="float" office:value="58080198" table:formula="of:=RANDBETWEEN(10000000;99999999)" table:style-name="ce2">
            <text:p>5808019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871037" table:formula="of:=RANDBETWEEN(1000000;9999999)" table:style-name="ce2">
            <text:p>5871037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559768" table:formula="of:=RANDBETWEEN(1000000;9999999)" table:style-name="ce2">
            <text:p>9559768</text:p>
          </table:table-cell>
          <table:table-cell office:value-type="float" office:value="31075727" table:formula="of:=RANDBETWEEN(10000000;100000000)" table:style-name="ce2">
            <text:p>31075727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48190662" table:formula="of:=RANDBETWEEN(10000000;100000000)" table:style-name="ce2">
            <text:p>4819066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8418121) ,ROW('58080198','Taiwán'),ARRAY['español','inglés','hindi','ruso','mandarín','null']::varchar(50)[], ARRAY[ ROW('Javier','Breno','Benitez','Zayas','1963-01-23','tío',ROW(58,2125871037) ), ROW('Jhoan','Dante','Lucero','Orona','1963-01-23','madre',ROW(58,2129559768) )]::familiar_ty[], ARRAY[ ROW('31075727','Uganda'),row('48190662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8418121) ,ROW('58080198','Taiwán'),ARRAY['español','inglés','hindi','ruso','mandarín','null']::varchar(50)[], ARRAY[ ROW('Javier','Breno','Benitez','Zayas','1963-01-23','tío',ROW(58,2125871037) ), ROW('Jhoan','Dante','Lucero','Orona','1963-01-23','madre',ROW(58,2129559768) )]::familiar_ty[], ARRAY[ ROW('31075727','Uganda'),row('48190662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419563" table:formula="of:=RANDBETWEEN(1000000;9999999)" table:style-name="ce2">
            <text:p>8419563</text:p>
          </table:table-cell>
          <table:table-cell office:value-type="float" office:value="85933979" table:formula="of:=RANDBETWEEN(10000000;99999999)" table:style-name="ce2">
            <text:p>8593397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8214574" table:formula="of:=RANDBETWEEN(1000000;9999999)" table:style-name="ce2">
            <text:p>821457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5040548" table:formula="of:=RANDBETWEEN(1000000;9999999)" table:style-name="ce2">
            <text:p>5040548</text:p>
          </table:table-cell>
          <table:table-cell office:value-type="float" office:value="74286321" table:formula="of:=RANDBETWEEN(10000000;100000000)" table:style-name="ce2">
            <text:p>74286321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8419563) ,ROW('85933979','Zimbabue'),ARRAY['español','inglés','portugués','francés','null','null']::varchar(50)[], ARRAY[ ROW('Maricruz','Viviana','Moore','Zamora','1936-12-24','hermano',ROW(58,4148214574) ), ROW('Ignacio','Maximo','Wright','Resendez','1936-12-24','primo',ROW(58,4145040548) )]::familiar_ty[], ARRAY[ ROW('74286321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8419563) ,ROW('85933979','Zimbabue'),ARRAY['español','inglés','portugués','francés','null','null']::varchar(50)[], ARRAY[ ROW('Maricruz','Viviana','Moore','Zamora','1936-12-24','hermano',ROW(58,4148214574) ), ROW('Ignacio','Maximo','Wright','Resendez','1936-12-24','primo',ROW(58,4145040548) )]::familiar_ty[], ARRAY[ ROW('74286321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347336" table:formula="of:=RANDBETWEEN(1000000;9999999)" table:style-name="ce2">
            <text:p>6347336</text:p>
          </table:table-cell>
          <table:table-cell office:value-type="float" office:value="58575796" table:formula="of:=RANDBETWEEN(10000000;99999999)" table:style-name="ce2">
            <text:p>5857579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7978376" table:formula="of:=RANDBETWEEN(1000000;9999999)" table:style-name="ce2">
            <text:p>7978376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734507" table:formula="of:=RANDBETWEEN(1000000;9999999)" table:style-name="ce2">
            <text:p>8734507</text:p>
          </table:table-cell>
          <table:table-cell office:value-type="float" office:value="26016784" table:formula="of:=RANDBETWEEN(10000000;100000000)" table:style-name="ce2">
            <text:p>26016784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6347336) ,ROW('58575796','Australia'),ARRAY['español','inglés','portugués','francés','null','null']::varchar(50)[], ARRAY[ ROW('Celina','Mafalda','Smith','Alcantar','1948-02-28','tío',ROW(58,4127978376) ), ROW('Hermione','Mariluz','Manzanares','Chavez','1948-02-28','hermano',ROW(58,4128734507) )]::familiar_ty[], ARRAY[ ROW('26016784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6347336) ,ROW('58575796','Australia'),ARRAY['español','inglés','portugués','francés','null','null']::varchar(50)[], ARRAY[ ROW('Celina','Mafalda','Smith','Alcantar','1948-02-28','tío',ROW(58,4127978376) ), ROW('Hermione','Mariluz','Manzanares','Chavez','1948-02-28','hermano',ROW(58,4128734507) )]::familiar_ty[], ARRAY[ ROW('26016784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817796" table:formula="of:=RANDBETWEEN(1000000;9999999)" table:style-name="ce2">
            <text:p>8817796</text:p>
          </table:table-cell>
          <table:table-cell office:value-type="float" office:value="75281701" table:formula="of:=RANDBETWEEN(10000000;99999999)" table:style-name="ce2">
            <text:p>7528170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4453638" table:formula="of:=RANDBETWEEN(1000000;9999999)" table:style-name="ce2">
            <text:p>4453638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4687779" table:formula="of:=RANDBETWEEN(1000000;9999999)" table:style-name="ce2">
            <text:p>4687779</text:p>
          </table:table-cell>
          <table:table-cell office:value-type="float" office:value="75842817" table:formula="of:=RANDBETWEEN(10000000;100000000)" table:style-name="ce2">
            <text:p>75842817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8817796) ,ROW('75281701','Irlanda'),ARRAY['inglés','árabe','portugués','francés','null','null']::varchar(50)[], ARRAY[ ROW('Marcelo','Tulio','Paredes','Heredia','1943-12-14','padre',ROW(58,4244453638) ), ROW('Fabiano','Tarsicio','Santamaria','Jaquez','1943-12-14','abuelo',ROW(58,4244687779) )]::familiar_ty[], ARRAY[ ROW('75842817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8817796) ,ROW('75281701','Irlanda'),ARRAY['inglés','árabe','portugués','francés','null','null']::varchar(50)[], ARRAY[ ROW('Marcelo','Tulio','Paredes','Heredia','1943-12-14','padre',ROW(58,4244453638) ), ROW('Fabiano','Tarsicio','Santamaria','Jaquez','1943-12-14','abuelo',ROW(58,4244687779) )]::familiar_ty[], ARRAY[ ROW('75842817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104326" table:formula="of:=RANDBETWEEN(1000000;9999999)" table:style-name="ce2">
            <text:p>3104326</text:p>
          </table:table-cell>
          <table:table-cell office:value-type="float" office:value="91328800" table:formula="of:=RANDBETWEEN(10000000;99999999)" table:style-name="ce2">
            <text:p>9132880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1725998" table:formula="of:=RANDBETWEEN(1000000;9999999)" table:style-name="ce2">
            <text:p>1725998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208083" table:formula="of:=RANDBETWEEN(1000000;9999999)" table:style-name="ce2">
            <text:p>6208083</text:p>
          </table:table-cell>
          <table:table-cell office:value-type="float" office:value="72906270" table:formula="of:=RANDBETWEEN(10000000;100000000)" table:style-name="ce2">
            <text:p>72906270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33508998" table:formula="of:=RANDBETWEEN(10000000;100000000)" table:style-name="ce2">
            <text:p>3350899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3104326) ,ROW('91328800','Taiwán'),ARRAY['español','inglés','hindi','ruso','mandarín','null']::varchar(50)[], ARRAY[ ROW('Patricia','Maricruz','Miller','Amador','1965-03-19','padre',ROW(58,4121725998) ), ROW('Elidio','Jonathan','Puentes','Ozuna','1965-03-19','hermano',ROW(58,4126208083) )]::familiar_ty[], ARRAY[ ROW('72906270','Uganda'),row('33508998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3104326) ,ROW('91328800','Taiwán'),ARRAY['español','inglés','hindi','ruso','mandarín','null']::varchar(50)[], ARRAY[ ROW('Patricia','Maricruz','Miller','Amador','1965-03-19','padre',ROW(58,4121725998) ), ROW('Elidio','Jonathan','Puentes','Ozuna','1965-03-19','hermano',ROW(58,4126208083) )]::familiar_ty[], ARRAY[ ROW('72906270','Uganda'),row('33508998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163021" table:formula="of:=RANDBETWEEN(1000000;9999999)" table:style-name="ce2">
            <text:p>2163021</text:p>
          </table:table-cell>
          <table:table-cell office:value-type="float" office:value="18603293" table:formula="of:=RANDBETWEEN(10000000;99999999)" table:style-name="ce2">
            <text:p>1860329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7036552" table:formula="of:=RANDBETWEEN(1000000;9999999)" table:style-name="ce2">
            <text:p>7036552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7977715" table:formula="of:=RANDBETWEEN(1000000;9999999)" table:style-name="ce2">
            <text:p>7977715</text:p>
          </table:table-cell>
          <table:table-cell office:value-type="float" office:value="61859722" table:formula="of:=RANDBETWEEN(10000000;100000000)" table:style-name="ce2">
            <text:p>61859722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2163021) ,ROW('18603293','Zimbabue'),ARRAY['español','inglés','portugués','francés','null','null']::varchar(50)[], ARRAY[ ROW('Cristiano','Fabiano','Toledo','Bustos','1941-01-27','abuelo',ROW(58,4127036552) ), ROW('Eduardo','Juan','Roybal','Escamilla','1941-01-27','tío',ROW(58,4127977715) )]::familiar_ty[], ARRAY[ ROW('61859722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2163021) ,ROW('18603293','Zimbabue'),ARRAY['español','inglés','portugués','francés','null','null']::varchar(50)[], ARRAY[ ROW('Cristiano','Fabiano','Toledo','Bustos','1941-01-27','abuelo',ROW(58,4127036552) ), ROW('Eduardo','Juan','Roybal','Escamilla','1941-01-27','tío',ROW(58,4127977715) )]::familiar_ty[], ARRAY[ ROW('61859722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614908" table:formula="of:=RANDBETWEEN(1000000;9999999)" table:style-name="ce2">
            <text:p>8614908</text:p>
          </table:table-cell>
          <table:table-cell office:value-type="float" office:value="79864517" table:formula="of:=RANDBETWEEN(10000000;99999999)" table:style-name="ce2">
            <text:p>7986451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6122703" table:formula="of:=RANDBETWEEN(1000000;9999999)" table:style-name="ce2">
            <text:p>6122703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1880185" table:formula="of:=RANDBETWEEN(1000000;9999999)" table:style-name="ce2">
            <text:p>1880185</text:p>
          </table:table-cell>
          <table:table-cell office:value-type="float" office:value="36717568" table:formula="of:=RANDBETWEEN(10000000;100000000)" table:style-name="ce2">
            <text:p>36717568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8614908) ,ROW('79864517','Groenlandia'),ARRAY['inglés','árabe','portugués','francés','null','null']::varchar(50)[], ARRAY[ ROW('Hilda','Bernarda','Tamez','Cuellar','1954-08-20','abuelo',ROW(58,2346122703) ), ROW('Mirella','Zamira','Machuca','Magallon','1954-08-20','padre',ROW(58,2341880185) )]::familiar_ty[], ARRAY[ ROW('36717568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8614908) ,ROW('79864517','Groenlandia'),ARRAY['inglés','árabe','portugués','francés','null','null']::varchar(50)[], ARRAY[ ROW('Hilda','Bernarda','Tamez','Cuellar','1954-08-20','abuelo',ROW(58,2346122703) ), ROW('Mirella','Zamira','Machuca','Magallon','1954-08-20','padre',ROW(58,2341880185) )]::familiar_ty[], ARRAY[ ROW('36717568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929549" table:formula="of:=RANDBETWEEN(1000000;9999999)" table:style-name="ce2">
            <text:p>3929549</text:p>
          </table:table-cell>
          <table:table-cell office:value-type="float" office:value="77332074" table:formula="of:=RANDBETWEEN(10000000;99999999)" table:style-name="ce2">
            <text:p>7733207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396348" table:formula="of:=RANDBETWEEN(1000000;9999999)" table:style-name="ce2">
            <text:p>93963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500767" table:formula="of:=RANDBETWEEN(1000000;9999999)" table:style-name="ce2">
            <text:p>1500767</text:p>
          </table:table-cell>
          <table:table-cell office:value-type="float" office:value="73504841" table:formula="of:=RANDBETWEEN(10000000;100000000)" table:style-name="ce2">
            <text:p>73504841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73351621" table:formula="of:=RANDBETWEEN(10000000;100000000)" table:style-name="ce2">
            <text:p>7335162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3929549) ,ROW('77332074','Irlanda'),ARRAY['español','inglés','portugués','francés','null','null']::varchar(50)[], ARRAY[ ROW('Aleyda','Donatila','Nolasco','Salgado','1938-11-18','hermano',ROW(58,2129396348) ), ROW('Pamela',null,'Guevara','Zapata','1938-11-18','madre',ROW(58,2121500767) )]::familiar_ty[], ARRAY[ ROW('73504841','Zimbabue'),row('73351621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3929549) ,ROW('77332074','Irlanda'),ARRAY['español','inglés','portugués','francés','null','null']::varchar(50)[], ARRAY[ ROW('Aleyda','Donatila','Nolasco','Salgado','1938-11-18','hermano',ROW(58,2129396348) ), ROW('Pamela',null,'Guevara','Zapata','1938-11-18','madre',ROW(58,2121500767) )]::familiar_ty[], ARRAY[ ROW('73504841','Zimbabue'),row('73351621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766932" table:formula="of:=RANDBETWEEN(1000000;9999999)" table:style-name="ce2">
            <text:p>8766932</text:p>
          </table:table-cell>
          <table:table-cell office:value-type="float" office:value="17423362" table:formula="of:=RANDBETWEEN(10000000;99999999)" table:style-name="ce2">
            <text:p>1742336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7642339" table:formula="of:=RANDBETWEEN(1000000;9999999)" table:style-name="ce2">
            <text:p>7642339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7928240" table:formula="of:=RANDBETWEEN(1000000;9999999)" table:style-name="ce2">
            <text:p>7928240</text:p>
          </table:table-cell>
          <table:table-cell office:value-type="float" office:value="83100440" table:formula="of:=RANDBETWEEN(10000000;100000000)" table:style-name="ce2">
            <text:p>83100440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8766932) ,ROW('17423362','Taiwán'),ARRAY['inglés','árabe','portugués','francés','null','null']::varchar(50)[], ARRAY[ ROW('Agustin','Hugo','Maldonado','Estrella','1965-09-12','madre',ROW(58,4247642339) ), ROW('Silvio','Maximiliano','Granados','Cordova','1965-09-12','madre',ROW(58,4247928240) )]::familiar_ty[], ARRAY[ ROW('83100440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8766932) ,ROW('17423362','Taiwán'),ARRAY['inglés','árabe','portugués','francés','null','null']::varchar(50)[], ARRAY[ ROW('Agustin','Hugo','Maldonado','Estrella','1965-09-12','madre',ROW(58,4247642339) ), ROW('Silvio','Maximiliano','Granados','Cordova','1965-09-12','madre',ROW(58,4247928240) )]::familiar_ty[], ARRAY[ ROW('83100440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2585424" table:formula="of:=RANDBETWEEN(1000000;9999999)" table:style-name="ce2">
            <text:p>2585424</text:p>
          </table:table-cell>
          <table:table-cell office:value-type="float" office:value="76240573" table:formula="of:=RANDBETWEEN(10000000;99999999)" table:style-name="ce2">
            <text:p>7624057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1288628" table:formula="of:=RANDBETWEEN(1000000;9999999)" table:style-name="ce2">
            <text:p>1288628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2328832" table:formula="of:=RANDBETWEEN(1000000;9999999)" table:style-name="ce2">
            <text:p>2328832</text:p>
          </table:table-cell>
          <table:table-cell office:value-type="float" office:value="26851380" table:formula="of:=RANDBETWEEN(10000000;100000000)" table:style-name="ce2">
            <text:p>26851380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2585424) ,ROW('76240573','Groenlandia'),ARRAY['inglés','árabe','portugués','francés','null','null']::varchar(50)[], ARRAY[ ROW('Octavio',null,'Villanueva','Valles','1955-07-02','abuelo',ROW(58,2611288628) ), ROW('Vicente','Agustin','Rosas','Arguello','1955-07-02','madre',ROW(58,2612328832) )]::familiar_ty[], ARRAY[ ROW('26851380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2585424) ,ROW('76240573','Groenlandia'),ARRAY['inglés','árabe','portugués','francés','null','null']::varchar(50)[], ARRAY[ ROW('Octavio',null,'Villanueva','Valles','1955-07-02','abuelo',ROW(58,2611288628) ), ROW('Vicente','Agustin','Rosas','Arguello','1955-07-02','madre',ROW(58,2612328832) )]::familiar_ty[], ARRAY[ ROW('26851380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088785" table:formula="of:=RANDBETWEEN(1000000;9999999)" table:style-name="ce2">
            <text:p>7088785</text:p>
          </table:table-cell>
          <table:table-cell office:value-type="float" office:value="65549426" table:formula="of:=RANDBETWEEN(10000000;99999999)" table:style-name="ce2">
            <text:p>6554942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2772611" table:formula="of:=RANDBETWEEN(1000000;9999999)" table:style-name="ce2">
            <text:p>27726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3903482" table:formula="of:=RANDBETWEEN(1000000;9999999)" table:style-name="ce2">
            <text:p>3903482</text:p>
          </table:table-cell>
          <table:table-cell office:value-type="float" office:value="15264816" table:formula="of:=RANDBETWEEN(10000000;100000000)" table:style-name="ce2">
            <text:p>15264816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69203770" table:formula="of:=RANDBETWEEN(10000000;100000000)" table:style-name="ce2">
            <text:p>6920377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7088785) ,ROW('65549426','Irlanda'),ARRAY['español','inglés','hindi','francés','null','null']::varchar(50)[], ARRAY[ ROW('Lionel','Vivaldo','Martinez','Elias','1940-07-21','hermano',ROW(58,4242772611) ), ROW('Feliciano',null,'Hurtado','Baca','1940-07-21','hermano',ROW(58,4243903482) )]::familiar_ty[], ARRAY[ ROW('15264816','Zimbabue'),row('69203770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7088785) ,ROW('65549426','Irlanda'),ARRAY['español','inglés','hindi','francés','null','null']::varchar(50)[], ARRAY[ ROW('Lionel','Vivaldo','Martinez','Elias','1940-07-21','hermano',ROW(58,4242772611) ), ROW('Feliciano',null,'Hurtado','Baca','1940-07-21','hermano',ROW(58,4243903482) )]::familiar_ty[], ARRAY[ ROW('15264816','Zimbabue'),row('69203770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397640" table:formula="of:=RANDBETWEEN(1000000;9999999)" table:style-name="ce2">
            <text:p>5397640</text:p>
          </table:table-cell>
          <table:table-cell office:value-type="float" office:value="96668737" table:formula="of:=RANDBETWEEN(10000000;99999999)" table:style-name="ce2">
            <text:p>9666873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977956" table:formula="of:=RANDBETWEEN(1000000;9999999)" table:style-name="ce2">
            <text:p>697795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557108" table:formula="of:=RANDBETWEEN(1000000;9999999)" table:style-name="ce2">
            <text:p>9557108</text:p>
          </table:table-cell>
          <table:table-cell office:value-type="float" office:value="19910607" table:formula="of:=RANDBETWEEN(10000000;100000000)" table:style-name="ce2">
            <text:p>19910607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5397640) ,ROW('96668737','Taiwán'),ARRAY['inglés','árabe','portugués','francés','null','null']::varchar(50)[], ARRAY[ ROW('Yovanni','Ivan','Barbosa','Orosco','1965-11-26','hermano',ROW(58,4126977956) ), ROW('Ayala','Adria','Arriaga','Cota','1965-11-26','hermano',ROW(58,4129557108) )]::familiar_ty[], ARRAY[ ROW('19910607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5397640) ,ROW('96668737','Taiwán'),ARRAY['inglés','árabe','portugués','francés','null','null']::varchar(50)[], ARRAY[ ROW('Yovanni','Ivan','Barbosa','Orosco','1965-11-26','hermano',ROW(58,4126977956) ), ROW('Ayala','Adria','Arriaga','Cota','1965-11-26','hermano',ROW(58,4129557108) )]::familiar_ty[], ARRAY[ ROW('19910607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441627" table:formula="of:=RANDBETWEEN(1000000;9999999)" table:style-name="ce2">
            <text:p>9441627</text:p>
          </table:table-cell>
          <table:table-cell office:value-type="float" office:value="27929599" table:formula="of:=RANDBETWEEN(10000000;99999999)" table:style-name="ce2">
            <text:p>2792959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1986247" table:formula="of:=RANDBETWEEN(1000000;9999999)" table:style-name="ce2">
            <text:p>1986247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5390511" table:formula="of:=RANDBETWEEN(1000000;9999999)" table:style-name="ce2">
            <text:p>5390511</text:p>
          </table:table-cell>
          <table:table-cell office:value-type="float" office:value="15250281" table:formula="of:=RANDBETWEEN(10000000;100000000)" table:style-name="ce2">
            <text:p>15250281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9441627) ,ROW('27929599','Groenlandia'),ARRAY['inglés','árabe','portugués','francés','null','null']::varchar(50)[], ARRAY[ ROW('Julio',null,'Avelar','Conde','1955-12-31','primo',ROW(58,2441986247) ), ROW('Octavia','Eduviges','Mena','Alcantara','1955-12-31','hermano',ROW(58,2445390511) )]::familiar_ty[], ARRAY[ ROW('15250281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9441627) ,ROW('27929599','Groenlandia'),ARRAY['inglés','árabe','portugués','francés','null','null']::varchar(50)[], ARRAY[ ROW('Julio',null,'Avelar','Conde','1955-12-31','primo',ROW(58,2441986247) ), ROW('Octavia','Eduviges','Mena','Alcantara','1955-12-31','hermano',ROW(58,2445390511) )]::familiar_ty[], ARRAY[ ROW('15250281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742258" table:formula="of:=RANDBETWEEN(1000000;9999999)" table:style-name="ce2">
            <text:p>3742258</text:p>
          </table:table-cell>
          <table:table-cell office:value-type="float" office:value="36790817" table:formula="of:=RANDBETWEEN(10000000;99999999)" table:style-name="ce2">
            <text:p>3679081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1021718" table:formula="of:=RANDBETWEEN(1000000;9999999)" table:style-name="ce2">
            <text:p>1021718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456409" table:formula="of:=RANDBETWEEN(1000000;9999999)" table:style-name="ce2">
            <text:p>3456409</text:p>
          </table:table-cell>
          <table:table-cell office:value-type="float" office:value="45932187" table:formula="of:=RANDBETWEEN(10000000;100000000)" table:style-name="ce2">
            <text:p>45932187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27464243" table:formula="of:=RANDBETWEEN(10000000;100000000)" table:style-name="ce2">
            <text:p>2746424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3742258) ,ROW('36790817','Irlanda'),ARRAY['español','inglés','hindi','ruso','null','null']::varchar(50)[], ARRAY[ ROW('Valerio','Carmona','Solis','Sarabia','1942-07-22','abuelo',ROW(58,2871021718) ), ROW('Eloisa',null,'Nolasco','White','1942-07-22','hermano',ROW(58,2873456409) )]::familiar_ty[], ARRAY[ ROW('45932187','Zimbabue'),row('27464243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3742258) ,ROW('36790817','Irlanda'),ARRAY['español','inglés','hindi','ruso','null','null']::varchar(50)[], ARRAY[ ROW('Valerio','Carmona','Solis','Sarabia','1942-07-22','abuelo',ROW(58,2871021718) ), ROW('Eloisa',null,'Nolasco','White','1942-07-22','hermano',ROW(58,2873456409) )]::familiar_ty[], ARRAY[ ROW('45932187','Zimbabue'),row('27464243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6720060" table:formula="of:=RANDBETWEEN(1000000;9999999)" table:style-name="ce2">
            <text:p>6720060</text:p>
          </table:table-cell>
          <table:table-cell office:value-type="float" office:value="19474830" table:formula="of:=RANDBETWEEN(10000000;99999999)" table:style-name="ce2">
            <text:p>1947483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674803" table:formula="of:=RANDBETWEEN(1000000;9999999)" table:style-name="ce2">
            <text:p>5674803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814357" table:formula="of:=RANDBETWEEN(1000000;9999999)" table:style-name="ce2">
            <text:p>5814357</text:p>
          </table:table-cell>
          <table:table-cell office:value-type="float" office:value="88815310" table:formula="of:=RANDBETWEEN(10000000;100000000)" table:style-name="ce2">
            <text:p>88815310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6720060) ,ROW('19474830','Taiwán'),ARRAY['inglés','árabe','portugués','francés','null','null']::varchar(50)[], ARRAY[ ROW('Celeste','Jessica','Maravilla','Quiroga','1969-05-14','hermano',ROW(58,2125674803) ), ROW('Perla','Gloria','Lima','Valentin','1969-05-14','hermano',ROW(58,2125814357) )]::familiar_ty[], ARRAY[ ROW('88815310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6720060) ,ROW('19474830','Taiwán'),ARRAY['inglés','árabe','portugués','francés','null','null']::varchar(50)[], ARRAY[ ROW('Celeste','Jessica','Maravilla','Quiroga','1969-05-14','hermano',ROW(58,2125674803) ), ROW('Perla','Gloria','Lima','Valentin','1969-05-14','hermano',ROW(58,2125814357) )]::familiar_ty[], ARRAY[ ROW('88815310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788267" table:formula="of:=RANDBETWEEN(1000000;9999999)" table:style-name="ce2">
            <text:p>8788267</text:p>
          </table:table-cell>
          <table:table-cell office:value-type="float" office:value="57115796" table:formula="of:=RANDBETWEEN(10000000;99999999)" table:style-name="ce2">
            <text:p>5711579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3253702" table:formula="of:=RANDBETWEEN(1000000;9999999)" table:style-name="ce2">
            <text:p>32537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8702800" table:formula="of:=RANDBETWEEN(1000000;9999999)" table:style-name="ce2">
            <text:p>8702800</text:p>
          </table:table-cell>
          <table:table-cell office:value-type="float" office:value="63123043" table:formula="of:=RANDBETWEEN(10000000;100000000)" table:style-name="ce2">
            <text:p>63123043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97716183" table:formula="of:=RANDBETWEEN(10000000;100000000)" table:style-name="ce2">
            <text:p>9771618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8788267) ,ROW('57115796','Groenlandia'),ARRAY['español','inglés','hindi','ruso','mandarín','null']::varchar(50)[], ARRAY[ ROW('Javier','Valentin','Aguirre','Covarrubias','1954-01-12','padre',ROW(58,2613253702) ), ROW('Dulcinea',null,'Pizarro','Santiago','1954-01-12','padre',ROW(58,2618702800) )]::familiar_ty[], ARRAY[ ROW('63123043','Australia'),row('97716183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8788267) ,ROW('57115796','Groenlandia'),ARRAY['español','inglés','hindi','ruso','mandarín','null']::varchar(50)[], ARRAY[ ROW('Javier','Valentin','Aguirre','Covarrubias','1954-01-12','padre',ROW(58,2613253702) ), ROW('Dulcinea',null,'Pizarro','Santiago','1954-01-12','padre',ROW(58,2618702800) )]::familiar_ty[], ARRAY[ ROW('63123043','Australia'),row('97716183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7037770" table:formula="of:=RANDBETWEEN(1000000;9999999)" table:style-name="ce2">
            <text:p>7037770</text:p>
          </table:table-cell>
          <table:table-cell office:value-type="float" office:value="28919883" table:formula="of:=RANDBETWEEN(10000000;99999999)" table:style-name="ce2">
            <text:p>2891988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6710823" table:formula="of:=RANDBETWEEN(1000000;9999999)" table:style-name="ce2">
            <text:p>6710823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270400" table:formula="of:=RANDBETWEEN(1000000;9999999)" table:style-name="ce2">
            <text:p>2270400</text:p>
          </table:table-cell>
          <table:table-cell office:value-type="float" office:value="30635728" table:formula="of:=RANDBETWEEN(10000000;100000000)" table:style-name="ce2">
            <text:p>30635728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7037770) ,ROW('28919883','Irlanda'),ARRAY['español','inglés','hindi','ruso','mandarín','null']::varchar(50)[], ARRAY[ ROW('Arturo',null,'Villa','Tejeda','1945-07-24','abuelo',ROW(58,4126710823) ), ROW('Mia','Caridad','Avalos','Castaneda','1945-07-24','hermano',ROW(58,4122270400) )]::familiar_ty[], ARRAY[ ROW('30635728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7037770) ,ROW('28919883','Irlanda'),ARRAY['español','inglés','hindi','ruso','mandarín','null']::varchar(50)[], ARRAY[ ROW('Arturo',null,'Villa','Tejeda','1945-07-24','abuelo',ROW(58,4126710823) ), ROW('Mia','Caridad','Avalos','Castaneda','1945-07-24','hermano',ROW(58,4122270400) )]::familiar_ty[], ARRAY[ ROW('30635728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764295" table:formula="of:=RANDBETWEEN(1000000;9999999)" table:style-name="ce2">
            <text:p>5764295</text:p>
          </table:table-cell>
          <table:table-cell office:value-type="float" office:value="35032395" table:formula="of:=RANDBETWEEN(10000000;99999999)" table:style-name="ce2">
            <text:p>3503239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750960" table:formula="of:=RANDBETWEEN(1000000;9999999)" table:style-name="ce2">
            <text:p>9750960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756476" table:formula="of:=RANDBETWEEN(1000000;9999999)" table:style-name="ce2">
            <text:p>9756476</text:p>
          </table:table-cell>
          <table:table-cell office:value-type="float" office:value="62875255" table:formula="of:=RANDBETWEEN(10000000;100000000)" table:style-name="ce2">
            <text:p>62875255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5764295) ,ROW('35032395','Taiwán'),ARRAY['español','inglés','hindi','ruso','mandarín','null']::varchar(50)[], ARRAY[ ROW('Gabriel','Caligula','Batista','Moreno','1967-09-29','abuelo',ROW(58,2129750960) ), ROW('Benicio','Victor','Morris','Gray','1967-09-29','hermano',ROW(58,2129756476) )]::familiar_ty[], ARRAY[ ROW('62875255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5764295) ,ROW('35032395','Taiwán'),ARRAY['español','inglés','hindi','ruso','mandarín','null']::varchar(50)[], ARRAY[ ROW('Gabriel','Caligula','Batista','Moreno','1967-09-29','abuelo',ROW(58,2129750960) ), ROW('Benicio','Victor','Morris','Gray','1967-09-29','hermano',ROW(58,2129756476) )]::familiar_ty[], ARRAY[ ROW('62875255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693196" table:formula="of:=RANDBETWEEN(1000000;9999999)" table:style-name="ce2">
            <text:p>5693196</text:p>
          </table:table-cell>
          <table:table-cell office:value-type="float" office:value="81563799" table:formula="of:=RANDBETWEEN(10000000;99999999)" table:style-name="ce2">
            <text:p>8156379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9916394" table:formula="of:=RANDBETWEEN(1000000;9999999)" table:style-name="ce2">
            <text:p>9916394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1673058" table:formula="of:=RANDBETWEEN(1000000;9999999)" table:style-name="ce2">
            <text:p>1673058</text:p>
          </table:table-cell>
          <table:table-cell office:value-type="float" office:value="29356682" table:formula="of:=RANDBETWEEN(10000000;100000000)" table:style-name="ce2">
            <text:p>29356682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23864552" table:formula="of:=RANDBETWEEN(10000000;100000000)" table:style-name="ce2">
            <text:p>2386455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5693196) ,ROW('81563799','Groenlandia'),ARRAY['español','inglés','hindi','ruso','mandarín','null']::varchar(50)[], ARRAY[ ROW('Amelia','Veronica','Huerta','Quesada','1955-01-04','madre',ROW(58,2449916394) ), ROW('Marsello',null,'Carpio','Thomas','1955-01-04','madre',ROW(58,2441673058) )]::familiar_ty[], ARRAY[ ROW('29356682','Australia'),row('23864552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5693196) ,ROW('81563799','Groenlandia'),ARRAY['español','inglés','hindi','ruso','mandarín','null']::varchar(50)[], ARRAY[ ROW('Amelia','Veronica','Huerta','Quesada','1955-01-04','madre',ROW(58,2449916394) ), ROW('Marsello',null,'Carpio','Thomas','1955-01-04','madre',ROW(58,2441673058) )]::familiar_ty[], ARRAY[ ROW('29356682','Australia'),row('23864552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902979" table:formula="of:=RANDBETWEEN(1000000;9999999)" table:style-name="ce2">
            <text:p>7902979</text:p>
          </table:table-cell>
          <table:table-cell office:value-type="float" office:value="81660534" table:formula="of:=RANDBETWEEN(10000000;99999999)" table:style-name="ce2">
            <text:p>8166053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605825" table:formula="of:=RANDBETWEEN(1000000;9999999)" table:style-name="ce2">
            <text:p>3605825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467708" table:formula="of:=RANDBETWEEN(1000000;9999999)" table:style-name="ce2">
            <text:p>6467708</text:p>
          </table:table-cell>
          <table:table-cell office:value-type="float" office:value="79393750" table:formula="of:=RANDBETWEEN(10000000;100000000)" table:style-name="ce2">
            <text:p>79393750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7902979) ,ROW('81660534','Irlanda'),ARRAY['español','inglés','hindi','ruso','mandarín','null']::varchar(50)[], ARRAY[ ROW('Johanna',null,'Ayala','Bocanegra','1946-05-25','primo',ROW(58,2123605825) ), ROW('Camilo','Breno','Larios','Irizarry','1946-05-25','hermano',ROW(58,2126467708) )]::familiar_ty[], ARRAY[ ROW('79393750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7902979) ,ROW('81660534','Irlanda'),ARRAY['español','inglés','hindi','ruso','mandarín','null']::varchar(50)[], ARRAY[ ROW('Johanna',null,'Ayala','Bocanegra','1946-05-25','primo',ROW(58,2123605825) ), ROW('Camilo','Breno','Larios','Irizarry','1946-05-25','hermano',ROW(58,2126467708) )]::familiar_ty[], ARRAY[ ROW('79393750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633497" table:formula="of:=RANDBETWEEN(1000000;9999999)" table:style-name="ce2">
            <text:p>1633497</text:p>
          </table:table-cell>
          <table:table-cell office:value-type="float" office:value="55477930" table:formula="of:=RANDBETWEEN(10000000;99999999)" table:style-name="ce2">
            <text:p>5547793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760988" table:formula="of:=RANDBETWEEN(1000000;9999999)" table:style-name="ce2">
            <text:p>776098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179959" table:formula="of:=RANDBETWEEN(1000000;9999999)" table:style-name="ce2">
            <text:p>4179959</text:p>
          </table:table-cell>
          <table:table-cell office:value-type="float" office:value="55434822" table:formula="of:=RANDBETWEEN(10000000;100000000)" table:style-name="ce2">
            <text:p>55434822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1633497) ,ROW('55477930','Taiwán'),ARRAY['español','inglés','hindi','ruso','mandarín','null']::varchar(50)[], ARRAY[ ROW('Ciceron','Regulo','Luevano','Samaniego','1967-10-01','primo',ROW(58,4247760988) ), ROW('Santiago','Angel','Magallanes','Catalan','1967-10-01','hermano',ROW(58,4244179959) )]::familiar_ty[], ARRAY[ ROW('55434822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1633497) ,ROW('55477930','Taiwán'),ARRAY['español','inglés','hindi','ruso','mandarín','null']::varchar(50)[], ARRAY[ ROW('Ciceron','Regulo','Luevano','Samaniego','1967-10-01','primo',ROW(58,4247760988) ), ROW('Santiago','Angel','Magallanes','Catalan','1967-10-01','hermano',ROW(58,4244179959) )]::familiar_ty[], ARRAY[ ROW('55434822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528603" table:formula="of:=RANDBETWEEN(1000000;9999999)" table:style-name="ce2">
            <text:p>9528603</text:p>
          </table:table-cell>
          <table:table-cell office:value-type="float" office:value="40291568" table:formula="of:=RANDBETWEEN(10000000;99999999)" table:style-name="ce2">
            <text:p>4029156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1236311" table:formula="of:=RANDBETWEEN(1000000;9999999)" table:style-name="ce2">
            <text:p>1236311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3857110" table:formula="of:=RANDBETWEEN(1000000;9999999)" table:style-name="ce2">
            <text:p>3857110</text:p>
          </table:table-cell>
          <table:table-cell office:value-type="float" office:value="68858168" table:formula="of:=RANDBETWEEN(10000000;100000000)" table:style-name="ce2">
            <text:p>68858168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11432375" table:formula="of:=RANDBETWEEN(10000000;100000000)" table:style-name="ce2">
            <text:p>11432375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9528603) ,ROW('40291568','Groenlandia'),ARRAY['español','inglés','hindi','ruso','mandarín','null']::varchar(50)[], ARRAY[ ROW('Rafael','Amador','Solis','Garcia','1955-09-08','hermano',ROW(58,4141236311) ), ROW('Antonio',null,'Recinos','Santacruz','1955-09-08','hermano',ROW(58,4143857110) )]::familiar_ty[], ARRAY[ ROW('68858168','Australia'),row('11432375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9528603) ,ROW('40291568','Groenlandia'),ARRAY['español','inglés','hindi','ruso','mandarín','null']::varchar(50)[], ARRAY[ ROW('Rafael','Amador','Solis','Garcia','1955-09-08','hermano',ROW(58,4141236311) ), ROW('Antonio',null,'Recinos','Santacruz','1955-09-08','hermano',ROW(58,4143857110) )]::familiar_ty[], ARRAY[ ROW('68858168','Australia'),row('11432375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756993" table:formula="of:=RANDBETWEEN(1000000;9999999)" table:style-name="ce2">
            <text:p>8756993</text:p>
          </table:table-cell>
          <table:table-cell office:value-type="float" office:value="49381206" table:formula="of:=RANDBETWEEN(10000000;99999999)" table:style-name="ce2">
            <text:p>4938120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5418646" table:formula="of:=RANDBETWEEN(1000000;9999999)" table:style-name="ce2">
            <text:p>5418646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2412499" table:formula="of:=RANDBETWEEN(1000000;9999999)" table:style-name="ce2">
            <text:p>2412499</text:p>
          </table:table-cell>
          <table:table-cell office:value-type="float" office:value="37425618" table:formula="of:=RANDBETWEEN(10000000;100000000)" table:style-name="ce2">
            <text:p>37425618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8756993) ,ROW('49381206','Irlanda'),ARRAY['inglés','árabe','portugués','francés','null','null']::varchar(50)[], ARRAY[ ROW('Ignacio',null,'Gallardo','Corrales','1947-09-12','tío',ROW(58,4245418646) ), ROW('Foster','Hercules','Palma','Palomino','1947-09-12','abuelo',ROW(58,4242412499) )]::familiar_ty[], ARRAY[ ROW('37425618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8756993) ,ROW('49381206','Irlanda'),ARRAY['inglés','árabe','portugués','francés','null','null']::varchar(50)[], ARRAY[ ROW('Ignacio',null,'Gallardo','Corrales','1947-09-12','tío',ROW(58,4245418646) ), ROW('Foster','Hercules','Palma','Palomino','1947-09-12','abuelo',ROW(58,4242412499) )]::familiar_ty[], ARRAY[ ROW('37425618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3928149" table:formula="of:=RANDBETWEEN(1000000;9999999)" table:style-name="ce25">
            <text:p>3928149</text:p>
          </table:table-cell>
          <table:table-cell office:value-type="float" office:value="95652476" table:formula="of:=RANDBETWEEN(10000000;99999999)" table:style-name="ce25">
            <text:p>95652476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2999084" table:formula="of:=RANDBETWEEN(1000000;9999999)" table:style-name="ce25">
            <text:p>2999084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2444294" table:formula="of:=RANDBETWEEN(1000000;9999999)" table:style-name="ce25">
            <text:p>2444294</text:p>
          </table:table-cell>
          <table:table-cell office:value-type="float" office:value="67369058" table:formula="of:=RANDBETWEEN(10000000;100000000)" table:style-name="ce25">
            <text:p>67369058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3928149) ,ROW('95652476','Taiwán'),ARRAY['español','inglés','hindi','ruso','mandarín','null']::varchar(50)[], ARRAY[ ROW('Irma','Natividad','Cordova','Torrez','1971-01-05','primo',ROW(58,4122999084) ), ROW('Samuel','Tulio','Rolon','Henderson','1971-01-05','abuelo',ROW(58,4122444294) )]::familiar_ty[], ARRAY[ ROW('67369058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3928149) ,ROW('95652476','Taiwán'),ARRAY['español','inglés','hindi','ruso','mandarín','null']::varchar(50)[], ARRAY[ ROW('Irma','Natividad','Cordova','Torrez','1971-01-05','primo',ROW(58,4122999084) ), ROW('Samuel','Tulio','Rolon','Henderson','1971-01-05','abuelo',ROW(58,4122444294) )]::familiar_ty[], ARRAY[ ROW('67369058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61332906" table:formula="of:=RANDBETWEEN(10000000;100000000)" table:style-name="ce2">
            <text:p>6133290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61332906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61332906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99399610" table:formula="of:=RANDBETWEEN(10000000;100000000)" table:style-name="ce2">
            <text:p>9939961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99399610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99399610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49261758" table:formula="of:=RANDBETWEEN(10000000;100000000)" table:style-name="ce2">
            <text:p>4926175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49261758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49261758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28815742" table:formula="of:=RANDBETWEEN(10000000;100000000)" table:style-name="ce2">
            <text:p>2881574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28815742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28815742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36488936" table:formula="of:=RANDBETWEEN(10000000;100000000)" table:style-name="ce2">
            <text:p>3648893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36488936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36488936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14594088" table:formula="of:=RANDBETWEEN(10000000;100000000)" table:style-name="ce2">
            <text:p>1459408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14594088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14594088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36574957" table:formula="of:=RANDBETWEEN(10000000;100000000)" table:style-name="ce2">
            <text:p>3657495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36574957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36574957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94285159" table:formula="of:=RANDBETWEEN(10000000;100000000)" table:style-name="ce2">
            <text:p>9428515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94285159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94285159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96310334" table:formula="of:=RANDBETWEEN(10000000;100000000)" table:style-name="ce2">
            <text:p>9631033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96310334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96310334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12958764" table:formula="of:=RANDBETWEEN(10000000;100000000)" table:style-name="ce2">
            <text:p>1295876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12958764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12958764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28278093" table:formula="of:=RANDBETWEEN(10000000;100000000)" table:style-name="ce2">
            <text:p>2827809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28278093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28278093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98477268" table:formula="of:=RANDBETWEEN(10000000;100000000)" table:style-name="ce2">
            <text:p>9847726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98477268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98477268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32081062" table:formula="of:=RANDBETWEEN(10000000;100000000)" table:style-name="ce2">
            <text:p>3208106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32081062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32081062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41834537" table:formula="of:=RANDBETWEEN(10000000;100000000)" table:style-name="ce2">
            <text:p>4183453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41834537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41834537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59465471" table:formula="of:=RANDBETWEEN(10000000;100000000)" table:style-name="ce2">
            <text:p>5946547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59465471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59465471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69335754" table:formula="of:=RANDBETWEEN(10000000;100000000)" table:style-name="ce2">
            <text:p>6933575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69335754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69335754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85607255" table:formula="of:=RANDBETWEEN(10000000;100000000)" table:style-name="ce2">
            <text:p>8560725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85607255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85607255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39491854" table:formula="of:=RANDBETWEEN(10000000;100000000)" table:style-name="ce2">
            <text:p>3949185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39491854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39491854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48058523" table:formula="of:=RANDBETWEEN(10000000;100000000)" table:style-name="ce2">
            <text:p>4805852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48058523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48058523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23356349" table:formula="of:=RANDBETWEEN(10000000;100000000)" table:style-name="ce2">
            <text:p>2335634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23356349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23356349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33842692" table:formula="of:=RANDBETWEEN(10000000;100000000)" table:style-name="ce2">
            <text:p>3384269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33842692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33842692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92942467" table:formula="of:=RANDBETWEEN(10000000;100000000)" table:style-name="ce2">
            <text:p>9294246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92942467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92942467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30639723" table:formula="of:=RANDBETWEEN(10000000;100000000)" table:style-name="ce2">
            <text:p>3063972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30639723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30639723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64791554" table:formula="of:=RANDBETWEEN(10000000;100000000)" table:style-name="ce2">
            <text:p>6479155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64791554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64791554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75821952" table:formula="of:=RANDBETWEEN(10000000;100000000)" table:style-name="ce2">
            <text:p>7582195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75821952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75821952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40975294" table:formula="of:=RANDBETWEEN(10000000;100000000)" table:style-name="ce2">
            <text:p>4097529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40975294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40975294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53965598" table:formula="of:=RANDBETWEEN(10000000;100000000)" table:style-name="ce2">
            <text:p>5396559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53965598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53965598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81690086" table:formula="of:=RANDBETWEEN(10000000;100000000)" table:style-name="ce2">
            <text:p>8169008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81690086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81690086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91972176" table:formula="of:=RANDBETWEEN(10000000;100000000)" table:style-name="ce2">
            <text:p>9197217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91972176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91972176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89883440" table:formula="of:=RANDBETWEEN(10000000;100000000)" table:style-name="ce2">
            <text:p>8988344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89883440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89883440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37057902" table:formula="of:=RANDBETWEEN(10000000;100000000)" table:style-name="ce2">
            <text:p>3705790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37057902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37057902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65697666" table:formula="of:=RANDBETWEEN(10000000;100000000)" table:style-name="ce2">
            <text:p>6569766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65697666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65697666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52685867" table:formula="of:=RANDBETWEEN(10000000;100000000)" table:style-name="ce2">
            <text:p>5268586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52685867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52685867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15331116" table:formula="of:=RANDBETWEEN(10000000;100000000)" table:style-name="ce2">
            <text:p>1533111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15331116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15331116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76360643" table:formula="of:=RANDBETWEEN(10000000;100000000)" table:style-name="ce2">
            <text:p>7636064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76360643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76360643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93338607" table:formula="of:=RANDBETWEEN(10000000;100000000)" table:style-name="ce2">
            <text:p>9333860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93338607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93338607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35468071" table:formula="of:=RANDBETWEEN(10000000;100000000)" table:style-name="ce2">
            <text:p>3546807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35468071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35468071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53345208" table:formula="of:=RANDBETWEEN(10000000;100000000)" table:style-name="ce2">
            <text:p>5334520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53345208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53345208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79807320" table:formula="of:=RANDBETWEEN(10000000;100000000)" table:style-name="ce2">
            <text:p>7980732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79807320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79807320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90708392" table:formula="of:=RANDBETWEEN(10000000;100000000)" table:style-name="ce2">
            <text:p>9070839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90708392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90708392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95857998" table:formula="of:=RANDBETWEEN(10000000;100000000)" table:style-name="ce2">
            <text:p>9585799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95857998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95857998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49018371" table:formula="of:=RANDBETWEEN(10000000;100000000)" table:style-name="ce2">
            <text:p>4901837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49018371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49018371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53550993" table:formula="of:=RANDBETWEEN(10000000;100000000)" table:style-name="ce2">
            <text:p>5355099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53550993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53550993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56453497" table:formula="of:=RANDBETWEEN(10000000;100000000)" table:style-name="ce2">
            <text:p>5645349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56453497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56453497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70528976" table:formula="of:=RANDBETWEEN(10000000;100000000)" table:style-name="ce2">
            <text:p>7052897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70528976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70528976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82498328" table:formula="of:=RANDBETWEEN(10000000;100000000)" table:style-name="ce2">
            <text:p>8249832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82498328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82498328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14575157" table:formula="of:=RANDBETWEEN(10000000;100000000)" table:style-name="ce2">
            <text:p>1457515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14575157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14575157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61454611" table:formula="of:=RANDBETWEEN(10000000;100000000)" table:style-name="ce2">
            <text:p>6145461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61454611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61454611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36287303" table:formula="of:=RANDBETWEEN(10000000;100000000)" table:style-name="ce2">
            <text:p>3628730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36287303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36287303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21614915" table:formula="of:=RANDBETWEEN(10000000;100000000)" table:style-name="ce2">
            <text:p>2161491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21614915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21614915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97669544" table:formula="of:=RANDBETWEEN(10000000;100000000)" table:style-name="ce2">
            <text:p>9766954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97669544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97669544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70264404" table:formula="of:=RANDBETWEEN(10000000;100000000)" table:style-name="ce2">
            <text:p>7026440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70264404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70264404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50138415" table:formula="of:=RANDBETWEEN(10000000;100000000)" table:style-name="ce2">
            <text:p>5013841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50138415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50138415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39591175" table:formula="of:=RANDBETWEEN(10000000;100000000)" table:style-name="ce2">
            <text:p>3959117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39591175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39591175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46165926" table:formula="of:=RANDBETWEEN(10000000;100000000)" table:style-name="ce2">
            <text:p>4616592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46165926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46165926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33562683" table:formula="of:=RANDBETWEEN(10000000;100000000)" table:style-name="ce2">
            <text:p>3356268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33562683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33562683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48025776" table:formula="of:=RANDBETWEEN(10000000;100000000)" table:style-name="ce2">
            <text:p>4802577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48025776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48025776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85131122" table:formula="of:=RANDBETWEEN(10000000;100000000)" table:style-name="ce2">
            <text:p>8513112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85131122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85131122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29663075" table:formula="of:=RANDBETWEEN(10000000;100000000)" table:style-name="ce2">
            <text:p>2966307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29663075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29663075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10806782" table:formula="of:=RANDBETWEEN(10000000;100000000)" table:style-name="ce2">
            <text:p>1080678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10806782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10806782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79639292" table:formula="of:=RANDBETWEEN(10000000;100000000)" table:style-name="ce2">
            <text:p>7963929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79639292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79639292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53838135" table:formula="of:=RANDBETWEEN(10000000;100000000)" table:style-name="ce2">
            <text:p>5383813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53838135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53838135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93063665" table:formula="of:=RANDBETWEEN(10000000;100000000)" table:style-name="ce2">
            <text:p>9306366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93063665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93063665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69209125" table:formula="of:=RANDBETWEEN(10000000;100000000)" table:style-name="ce2">
            <text:p>6920912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69209125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69209125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12206398" table:formula="of:=RANDBETWEEN(10000000;100000000)" table:style-name="ce2">
            <text:p>1220639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12206398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12206398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94933980" table:formula="of:=RANDBETWEEN(10000000;100000000)" table:style-name="ce2">
            <text:p>9493398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94933980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94933980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33194352" table:formula="of:=RANDBETWEEN(10000000;100000000)" table:style-name="ce2">
            <text:p>3319435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33194352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33194352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26043592" table:formula="of:=RANDBETWEEN(10000000;100000000)" table:style-name="ce2">
            <text:p>2604359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26043592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26043592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68189365" table:formula="of:=RANDBETWEEN(10000000;100000000)" table:style-name="ce2">
            <text:p>6818936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68189365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68189365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97426413" table:formula="of:=RANDBETWEEN(10000000;100000000)" table:style-name="ce2">
            <text:p>974264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97426413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97426413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72310295" table:formula="of:=RANDBETWEEN(10000000;100000000)" table:style-name="ce2">
            <text:p>7231029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72310295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72310295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66726610" table:formula="of:=RANDBETWEEN(10000000;100000000)" table:style-name="ce2">
            <text:p>6672661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66726610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66726610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27474023" table:formula="of:=RANDBETWEEN(10000000;100000000)" table:style-name="ce2">
            <text:p>2747402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27474023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27474023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54339855" table:formula="of:=RANDBETWEEN(10000000;100000000)" table:style-name="ce2">
            <text:p>5433985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54339855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54339855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58746846" table:formula="of:=RANDBETWEEN(10000000;100000000)" table:style-name="ce2">
            <text:p>58746846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58746846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58746846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90829509" table:formula="of:=RANDBETWEEN(10000000;100000000)" table:style-name="ce2">
            <text:p>9082950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90829509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90829509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99514573" table:formula="of:=RANDBETWEEN(10000000;100000000)" table:style-name="ce2">
            <text:p>9951457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99514573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99514573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75541495" table:formula="of:=RANDBETWEEN(10000000;100000000)" table:style-name="ce2">
            <text:p>7554149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75541495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75541495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63145965" table:formula="of:=RANDBETWEEN(10000000;100000000)" table:style-name="ce2">
            <text:p>6314596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63145965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63145965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65125067" table:formula="of:=RANDBETWEEN(10000000;100000000)" table:style-name="ce2">
            <text:p>6512506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65125067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65125067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33397811" table:formula="of:=RANDBETWEEN(10000000;100000000)" table:style-name="ce2">
            <text:p>3339781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33397811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33397811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96195853" table:formula="of:=RANDBETWEEN(10000000;100000000)" table:style-name="ce2">
            <text:p>9619585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96195853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96195853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49276110" table:formula="of:=RANDBETWEEN(10000000;100000000)" table:style-name="ce2">
            <text:p>4927611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49276110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49276110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27586873" table:formula="of:=RANDBETWEEN(10000000;100000000)" table:style-name="ce2">
            <text:p>2758687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27586873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27586873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18670995" table:formula="of:=RANDBETWEEN(10000000;100000000)" table:style-name="ce2">
            <text:p>1867099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18670995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18670995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24469806" table:formula="of:=RANDBETWEEN(10000000;100000000)" table:style-name="ce2">
            <text:p>2446980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24469806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24469806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89410696" table:formula="of:=RANDBETWEEN(10000000;100000000)" table:style-name="ce2">
            <text:p>8941069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89410696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89410696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98967314" table:formula="of:=RANDBETWEEN(10000000;100000000)" table:style-name="ce2">
            <text:p>9896731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98967314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98967314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52278993" table:formula="of:=RANDBETWEEN(10000000;100000000)" table:style-name="ce2">
            <text:p>5227899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52278993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52278993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12858313" table:formula="of:=RANDBETWEEN(10000000;100000000)" table:style-name="ce2">
            <text:p>128583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12858313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12858313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85854471" table:formula="of:=RANDBETWEEN(10000000;100000000)" table:style-name="ce2">
            <text:p>8585447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85854471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85854471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40664713" table:formula="of:=RANDBETWEEN(10000000;100000000)" table:style-name="ce2">
            <text:p>4066471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40664713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40664713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19865340" table:formula="of:=RANDBETWEEN(10000000;100000000)" table:style-name="ce2">
            <text:p>1986534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19865340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19865340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35048080" table:formula="of:=RANDBETWEEN(10000000;100000000)" table:style-name="ce2">
            <text:p>3504808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35048080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35048080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51731832" table:formula="of:=RANDBETWEEN(10000000;100000000)" table:style-name="ce2">
            <text:p>5173183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51731832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51731832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24525835" table:formula="of:=RANDBETWEEN(10000000;100000000)" table:style-name="ce2">
            <text:p>2452583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24525835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24525835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59895794" table:formula="of:=RANDBETWEEN(10000000;100000000)" table:style-name="ce2">
            <text:p>5989579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59895794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59895794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79117418" table:formula="of:=RANDBETWEEN(10000000;100000000)" table:style-name="ce2">
            <text:p>7911741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79117418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79117418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37521632" table:formula="of:=RANDBETWEEN(10000000;100000000)" table:style-name="ce2">
            <text:p>3752163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37521632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37521632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43172652" table:formula="of:=RANDBETWEEN(10000000;100000000)" table:style-name="ce2">
            <text:p>4317265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43172652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43172652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10456564" table:formula="of:=RANDBETWEEN(10000000;100000000)" table:style-name="ce2">
            <text:p>1045656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10456564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10456564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36983629" table:formula="of:=RANDBETWEEN(10000000;100000000)" table:style-name="ce2">
            <text:p>3698362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36983629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36983629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d</text:p>
          </table:table-cell>
          <table:table-cell office:value-type="string" table:style-name="ce1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1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1">
            <text:p>-5</text:p>
          </table:table-cell>
          <table:table-cell office:value-type="string" table:style-name="ce11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1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1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1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1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string" table:style-name="ce11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15" table:style-name="ce1">
            <text:p>-15</text:p>
          </table:table-cell>
          <table:table-cell office:value-type="string" table:style-name="ce11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6" table:style-name="ce1">
            <text:p>16</text:p>
          </table:table-cell>
          <table:table-cell office:value-type="string" table:style-name="ce11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7" table:style-name="ce1">
            <text:p>17</text:p>
          </table:table-cell>
          <table:table-cell office:value-type="string" table:style-name="ce11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8" table:style-name="ce1">
            <text:p>18</text:p>
          </table:table-cell>
          <table:table-cell office:value-type="string" table:style-name="ce11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office:value-type="string" table:style-name="ce11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0" table:style-name="ce1">
            <text:p>20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office:value-type="string" table:style-name="ce11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2" table:style-name="ce1">
            <text:p>22</text:p>
          </table:table-cell>
          <table:table-cell office:value-type="string" table:style-name="ce11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3" table:style-name="ce1">
            <text:p>23</text:p>
          </table:table-cell>
          <table:table-cell office:value-type="string" table:style-name="ce11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4" table:style-name="ce1">
            <text:p>24</text:p>
          </table:table-cell>
          <table:table-cell office:value-type="string" table:style-name="ce11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1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5 01:00:0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08T04:05:15Z</dc:date>
    <meta:editing-cycles>16</meta:editing-cycles>
    <meta:editing-duration>PT7969S</meta:editing-duration>
    <meta:user-defined meta:name="AppVersion">15.0000</meta:user-defined>
  </office:meta>
</office:document-meta>
</file>